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VersionList.xml" manifest:media-type=""/>
  <manifest:file-entry manifest:full-path="Versions/Version1" manifest:media-type="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" svg:font-family="Courier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45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2.26cm"/>
    </style:style>
    <style:style style:name="co4" style:family="table-column">
      <style:table-column-properties fo:break-before="auto" style:column-width="2.258cm"/>
    </style:style>
    <style:style style:name="co5" style:family="table-column">
      <style:table-column-properties fo:break-before="auto" style:column-width="3.549cm"/>
    </style:style>
    <style:style style:name="co6" style:family="table-column">
      <style:table-column-properties fo:break-before="auto" style:column-width="2.676cm"/>
    </style:style>
    <style:style style:name="co7" style:family="table-column">
      <style:table-column-properties fo:break-before="auto" style:column-width="4.011cm"/>
    </style:style>
    <style:style style:name="co8" style:family="table-column">
      <style:table-column-properties fo:break-before="auto" style:column-width="4.066cm"/>
    </style:style>
    <style:style style:name="co9" style:family="table-column">
      <style:table-column-properties fo:break-before="auto" style:column-width="4.283cm"/>
    </style:style>
    <style:style style:name="co10" style:family="table-column">
      <style:table-column-properties fo:break-before="auto" style:column-width="2.432cm"/>
    </style:style>
    <style:style style:name="co11" style:family="table-column">
      <style:table-column-properties fo:break-before="auto" style:column-width="3.766cm"/>
    </style:style>
    <style:style style:name="co12" style:family="table-column">
      <style:table-column-properties fo:break-before="auto" style:column-width="3.657cm"/>
    </style:style>
    <style:style style:name="co13" style:family="table-column">
      <style:table-column-properties fo:break-before="auto" style:column-width="4.447cm"/>
    </style:style>
    <style:style style:name="co14" style:family="table-column">
      <style:table-column-properties fo:break-before="auto" style:column-width="2.976cm"/>
    </style:style>
    <style:style style:name="co15" style:family="table-column">
      <style:table-column-properties fo:break-before="auto" style:column-width="2.813cm"/>
    </style:style>
    <style:style style:name="co16" style:family="table-column">
      <style:table-column-properties fo:break-before="auto" style:column-width="2.485cm"/>
    </style:style>
    <style:style style:name="co17" style:family="table-column">
      <style:table-column-properties fo:break-before="auto" style:column-width="3.63cm"/>
    </style:style>
    <style:style style:name="co18" style:family="table-column">
      <style:table-column-properties fo:break-before="auto" style:column-width="2.649cm"/>
    </style:style>
    <style:style style:name="co19" style:family="table-column">
      <style:table-column-properties fo:break-before="auto" style:column-width="2.6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1.0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language="none" fo:country="none" fo:font-weight="bold" style:font-name-asian="Mangal" style:font-size-asian="12pt" style:language-asian="none" style:country-asian="none" style:font-weight-asian="bold" style:font-weight-complex="bold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ext-properties fo:language="none" fo:country="none" style:font-name-asian="Mangal" style:font-size-asian="12pt" style:language-asian="none" style:country-asian="none"/>
    </style:style>
    <style:style style:name="ce4" style:family="table-cell" style:parent-style-name="Default">
      <style:table-cell-properties fo:background-color="#b80047" fo:border="0.26pt solid #000000" style:vertical-align="middle"/>
    </style:style>
    <style:style style:name="ce5" style:family="table-cell" style:parent-style-name="Default">
      <style:table-cell-properties fo:border-bottom="none" fo:background-color="#cccccc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language="en" fo:country="GB"/>
    </style:style>
    <style:style style:name="ce6" style:family="table-cell" style:parent-style-name="Default">
      <style:table-cell-properties fo:border-bottom="0.26pt solid #000000" fo:background-color="#cccccc" fo:border-left="0.26pt solid #000000" fo:border-right="none" fo:border-top="none" style:vertical-align="middle"/>
    </style:style>
    <style:style style:name="ce7" style:family="table-cell" style:parent-style-name="Default">
      <style:table-cell-properties fo:border-bottom="none" fo:background-color="#cccccc" fo:border-left="0.26pt solid #000000" fo:border-right="none" fo:border-top="none" style:vertical-align="middle"/>
    </style:style>
    <style:style style:name="ce8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9" style:family="table-cell" style:parent-style-name="Default">
      <style:table-cell-properties fo:border-bottom="0.06pt solid #000000" fo:background-color="#cccccc" fo:border-left="0.06pt solid #000000" fo:border-right="none" fo:border-top="none"/>
    </style:style>
    <style:style style:name="ce10" style:family="table-cell" style:parent-style-name="Default">
      <style:table-cell-properties fo:border-bottom="none" fo:background-color="#cccccc" fo:border-left="0.26pt solid #000000" fo:border-right="none" fo:border-top="0.06pt solid #000000"/>
    </style:style>
    <style:style style:name="ce11" style:family="table-cell" style:parent-style-name="Default">
      <style:table-cell-properties fo:border-bottom="none" fo:background-color="#cccccc" fo:border-left="0.26pt solid #000000" fo:border-right="none" fo:border-top="none"/>
    </style:style>
    <style:style style:name="ce12" style:family="table-cell" style:parent-style-name="Default">
      <style:table-cell-properties fo:border-bottom="0.26pt solid #000000" fo:background-color="#cccccc" fo:border-left="0.26pt solid #000000" fo:border-right="none" fo:border-top="none"/>
    </style:style>
    <style:style style:name="ce13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14" style:family="table-cell" style:parent-style-name="Default">
      <style:table-cell-properties fo:border-bottom="none" fo:background-color="#cccccc" fo:border-left="0.26pt solid #000000" fo:border-right="none" fo:border-top="0.26pt solid #000000"/>
    </style:style>
    <style:style style:name="ce15" style:family="table-cell" style:parent-style-name="Default">
      <style:table-cell-properties fo:border-bottom="0.26pt solid #000000" fo:background-color="#cccccc" style:text-align-source="fix" style:repeat-content="false" fo:border-left="0.26pt solid #000000" fo:border-right="none" fo:border-top="none" style:vertical-align="middle"/>
      <style:paragraph-properties fo:text-align="start" fo:margin-left="0cm"/>
      <style:text-properties fo:language="en" fo:country="GB"/>
    </style:style>
    <style:style style:name="ce16" style:family="table-cell" style:parent-style-name="Default" style:data-style-name="N100">
      <style:table-cell-properties fo:border-bottom="none" fo:border-left="none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fo:language="zxx" fo:country="none"/>
    </style:style>
    <style:style style:name="ce18" style:family="table-cell" style:parent-style-name="Default">
      <style:table-cell-properties fo:border-bottom="0.26pt solid #000000" style:text-align-source="fix" style:repeat-content="false" fo:background-color="transparent" fo:border-left="none" fo:border-right="0.26pt solid #000000" fo:border-top="none" style:vertical-align="middle"/>
      <style:paragraph-properties fo:text-align="start" fo:margin-left="0cm"/>
      <style:text-properties fo:color="#000000" style:font-name="Courier" fo:language="en" fo:country="GB" style:font-name-asian="Arial Unicode MS" style:language-asian="fr" style:country-asian="FR" style:font-name-complex="Times New Roman" style:font-size-complex="5.65000009536743pt" style:language-complex="ar" style:country-complex="SA"/>
    </style:style>
    <style:style style:name="ce19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</style:style>
    <style:style style:name="ce20" style:family="table-cell" style:parent-style-name="Default">
      <style:table-cell-properties fo:background-color="#cccccc" fo:border="none"/>
    </style:style>
    <style:style style:name="ce2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2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3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/>
      <style:paragraph-properties fo:text-align="center" fo:margin-left="0cm"/>
    </style:style>
    <style:style style:name="ce24" style:family="table-cell" style:parent-style-name="Default" style:data-style-name="N100">
      <style:table-cell-properties fo:border-bottom="0.26pt solid #000000" style:cell-protect="none" style:print-content="true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5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none"/>
      <style:paragraph-properties fo:text-align="center" fo:margin-left="0cm"/>
    </style:style>
    <style:style style:name="ce26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27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none" fo:border-top="0.26pt solid #000000"/>
      <style:paragraph-properties fo:text-align="center" fo:margin-left="0cm"/>
    </style:style>
    <style:style style:name="ce28" style:family="table-cell" style:parent-style-name="Default">
      <style:table-cell-properties fo:border-bottom="0.26pt solid #000000" style:text-align-source="fix" style:repeat-content="false" fo:background-color="transparent" fo:border-left="none" fo:border-right="0.26pt solid #000000" fo:border-top="none" style:vertical-align="middle"/>
      <style:paragraph-properties fo:text-align="start" fo:margin-left="0cm"/>
      <style:text-properties fo:language="en" fo:country="GB"/>
    </style:style>
    <style:style style:name="ce29" style:family="table-cell" style:parent-style-name="Default">
      <style:table-cell-properties fo:border-bottom="none" fo:border-left="none" fo:border-right="none" fo:border-top="0.06pt solid #000000"/>
    </style:style>
    <style:style style:name="ce30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1" style:family="table-cell" style:parent-style-name="Default">
      <style:table-cell-properties fo:background-color="#cfe7f5" style:text-align-source="fix" style:repeat-content="false" fo:border="none" style:vertical-align="middle"/>
      <style:paragraph-properties fo:text-align="start" fo:margin-left="0cm"/>
      <style:text-properties fo:language="en" fo:country="GB"/>
    </style:style>
    <style:style style:name="ce32" style:family="table-cell" style:parent-style-name="Default">
      <style:table-cell-properties fo:border-bottom="0.26pt solid #000000" fo:border-left="none" fo:border-right="none" fo:border-top="none" style:vertical-align="middle"/>
    </style:style>
    <style:style style:name="ce33" style:family="table-cell" style:parent-style-name="Default">
      <style:table-cell-properties fo:background-color="#cccccc" style:text-align-source="fix" style:repeat-content="false" fo:border="none" style:vertical-align="middle"/>
      <style:paragraph-properties fo:text-align="start" fo:margin-left="0cm"/>
      <style:text-properties fo:language="en" fo:country="GB"/>
    </style:style>
    <style:style style:name="ce34" style:family="table-cell" style:parent-style-name="Default">
      <style:table-cell-properties fo:border-bottom="0.06pt solid #000000" fo:background-color="#cccccc" fo:border-left="none" fo:border-right="none" fo:border-top="none"/>
    </style:style>
    <style:style style:name="ce35" style:family="table-cell" style:parent-style-name="Default">
      <style:table-cell-properties fo:border-bottom="0.26pt solid #000000" fo:background-color="#cccccc" fo:border-left="none" fo:border-right="none" fo:border-top="none"/>
    </style:style>
    <style:style style:name="ce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37" style:family="table-cell" style:parent-style-name="Default">
      <style:table-cell-properties fo:border-bottom="none" fo:background-color="#cccccc" fo:border-left="none" fo:border-right="none" fo:border-top="0.26pt solid #000000"/>
    </style:style>
    <style:style style:name="ce38" style:family="table-cell" style:parent-style-name="Default">
      <style:table-cell-properties fo:border-bottom="0.26pt solid #000000" fo:background-color="#cccccc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en" fo:country="GB"/>
    </style:style>
    <style:style style:name="ce39" style:family="table-cell" style:parent-style-name="Default" style:data-style-name="N100">
      <style:table-cell-properties fo:border-bottom="none" fo:border-left="none" fo:border-right="0.06pt solid #000000" fo:border-top="0.06pt solid #000000"/>
    </style:style>
    <style:style style:name="ce40" style:family="table-cell" style:parent-style-name="Default" style:data-style-name="N100">
      <style:table-cell-properties fo:border-bottom="0.26pt solid #000000" fo:border-left="none" fo:border-right="none" fo:border-top="none" style:vertical-align="middle"/>
    </style:style>
    <style:style style:name="ce4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42" style:family="table-cell" style:parent-style-name="Default">
      <style:table-cell-properties fo:border-bottom="0.2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en" fo:country="GB"/>
    </style:style>
    <style:style style:name="ce43" style:family="table-cell" style:parent-style-name="Default">
      <style:table-cell-properties fo:border-bottom="none" style:text-align-source="fix" style:repeat-content="false" fo:border-left="none" fo:border-right="0.26pt solid #000000" fo:border-top="none" style:vertical-align="middle"/>
      <style:paragraph-properties fo:text-align="start" fo:margin-left="0cm"/>
    </style:style>
    <style:style style:name="ce44" style:family="table-cell" style:parent-style-name="Default">
      <style:table-cell-properties fo:border-bottom="none" fo:background-color="#cfe7f5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fo:language="en" fo:country="GB"/>
    </style:style>
    <style:style style:name="ce45" style:family="table-cell" style:parent-style-name="Default">
      <style:table-cell-properties fo:border-bottom="0.26pt solid #000000" fo:border-left="none" fo:border-right="0.26pt solid #000000" fo:border-top="none" style:vertical-align="middle"/>
    </style:style>
    <style:style style:name="ce46" style:family="table-cell" style:parent-style-name="Default">
      <style:table-cell-properties fo:border-bottom="none" fo:background-color="#cccccc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47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48" style:family="table-cell" style:parent-style-name="Default" style:data-style-name="N100">
      <style:table-cell-properties fo:border-bottom="0.06pt solid #000000" style:cell-protect="none" style:print-content="true" style:text-align-source="fix" style:repeat-content="false" fo:background-color="transparent" fo:border-left="none" fo:border-right="0.06pt solid #000000" fo:border-top="none"/>
      <style:paragraph-properties fo:text-align="center" fo:margin-left="0cm"/>
    </style:style>
    <style:style style:name="ce49" style:family="table-cell" style:parent-style-name="Default">
      <style:table-cell-properties fo:border-bottom="none" fo:background-color="#cccccc" fo:border-left="none" fo:border-right="0.26pt solid #000000" fo:border-top="0.06pt solid #000000"/>
    </style:style>
    <style:style style:name="ce50" style:family="table-cell" style:parent-style-name="Default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cm"/>
    </style:style>
    <style:style style:name="ce51" style:family="table-cell" style:parent-style-name="Default">
      <style:table-cell-properties fo:border-bottom="0.26pt solid #000000" fo:background-color="#cccccc" fo:border-left="none" fo:border-right="0.26pt solid #000000" fo:border-top="none"/>
    </style:style>
    <style:style style:name="ce52" style:family="table-cell" style:parent-style-name="Default">
      <style:table-cell-properties fo:border-bottom="0.06pt solid #000000" fo:background-color="#cccccc" fo:border-left="none" fo:border-right="0.06pt solid #000000" fo:border-top="none"/>
    </style:style>
    <style:style style:name="ce53" style:family="table-cell" style:parent-style-name="Default">
      <style:table-cell-properties fo:border-bottom="none" fo:background-color="#cccccc" fo:border-left="none" fo:border-right="0.06pt solid #000000" fo:border-top="0.06pt solid #000000"/>
    </style:style>
    <style:style style:name="ce54" style:family="table-cell" style:parent-style-name="Default">
      <style:table-cell-properties fo:border-bottom="none" fo:background-color="#cccccc" fo:border-left="none" fo:border-right="0.06pt solid #000000" fo:border-top="none"/>
    </style:style>
    <style:style style:name="ce55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0.26pt solid #000000"/>
      <style:paragraph-properties fo:text-align="center" fo:margin-left="0cm"/>
    </style:style>
    <style:style style:name="ce56" style:family="table-cell" style:parent-style-name="Default" style:data-style-name="N100">
      <style:table-cell-properties fo:border-bottom="none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cm"/>
    </style:style>
    <style:style style:name="ce57" style:family="table-cell" style:parent-style-name="Default" style:data-style-name="N100">
      <style:table-cell-properties fo:border-bottom="0.26pt solid #000000" style:cell-protect="none" style:print-content="true" style:text-align-source="fix" style:repeat-content="false" fo:background-color="transparent" fo:border-left="none" fo:border-right="0.26pt solid #000000" fo:border-top="none"/>
      <style:paragraph-properties fo:text-align="center" fo:margin-left="0cm"/>
    </style:style>
    <style:style style:name="ce58" style:family="table-cell" style:parent-style-name="Default">
      <style:table-cell-properties fo:border-bottom="0.26pt solid #000000" style:text-align-source="fix" style:repeat-content="false" fo:border-left="none" fo:border-right="0.26pt solid #000000" fo:border-top="none" style:vertical-align="middle"/>
      <style:paragraph-properties fo:text-align="start" fo:margin-left="0cm"/>
      <style:text-properties fo:language="en" fo:country="GB"/>
    </style:style>
    <style:style style:name="ce59" style:family="table-cell" style:parent-style-name="Default">
      <style:table-cell-properties fo:background-color="#ff0000"/>
      <style:text-properties fo:color="#000000"/>
    </style:style>
    <style:style style:name="ce60" style:family="table-cell" style:parent-style-name="Default">
      <style:table-cell-properties fo:background-color="#ff0000"/>
      <style:text-properties fo:color="#ffffff"/>
    </style:style>
    <style:style style:name="ce61" style:family="table-cell" style:parent-style-name="Default">
      <style:table-cell-properties style:vertical-align="middle"/>
    </style:style>
    <style:style style:name="ce62" style:family="table-cell" style:parent-style-name="Default">
      <style:table-cell-properties fo:background-color="#ff9966" fo:border="0.06pt solid #000000" style:vertical-align="middle"/>
      <style:text-properties fo:language="en" fo:country="GB"/>
    </style:style>
    <style:style style:name="ce63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64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language="en" fo:country="GB"/>
    </style:style>
    <style:style style:name="ce65" style:family="table-cell" style:parent-style-name="Default">
      <style:table-cell-properties fo:border-bottom="none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language="en" fo:country="GB"/>
    </style:style>
    <style:style style:name="ce6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67" style:family="table-cell" style:parent-style-name="Default">
      <style:table-cell-properties fo:background-color="#83caff" style:text-align-source="fix" style:repeat-content="false" fo:border="0.06pt solid #000000" style:vertical-align="middle"/>
      <style:paragraph-properties fo:text-align="start" fo:margin-left="0cm"/>
      <style:text-properties fo:language="en" fo:country="GB"/>
    </style:style>
    <style:style style:name="ce68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style:font-name="Liberation Sans" fo:language="en" fo:country="US" style:font-name-asian="WenQuanYi Micro Hei" style:font-name-complex="Lohit Hindi"/>
    </style:style>
    <style:style style:name="ce69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color="#000000" fo:language="en" fo:country="GB" fo:font-style="normal" style:font-style-asian="normal" style:font-style-complex="normal"/>
    </style:style>
    <style:style style:name="ce70" style:family="table-cell" style:parent-style-name="Default" style:data-style-name="N100">
      <style:table-cell-properties fo:border-bottom="none" fo:border-left="none" fo:border-right="none" fo:border-top="0.26pt solid #000000" style:vertical-align="middle"/>
    </style:style>
    <style:style style:name="ce71" style:family="table-cell" style:parent-style-name="Default">
      <style:table-cell-properties fo:border-bottom="none" style:text-align-source="fix" style:repeat-content="false" fo:background-color="transparent" fo:border-left="none" fo:border-right="0.26pt solid #000000" fo:border-top="none" style:vertical-align="middle"/>
      <style:paragraph-properties fo:text-align="start" fo:margin-left="0cm"/>
      <style:text-properties fo:language="zxx" fo:country="none"/>
    </style:style>
    <style:style style:name="ce72" style:family="table-cell" style:parent-style-name="Default" style:data-style-name="N100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start" fo:margin-left="0cm"/>
    </style:style>
    <style:style style:name="ce73" style:family="table-cell" style:parent-style-name="Default">
      <style:table-cell-properties fo:border-bottom="none" fo:border-left="none" fo:border-right="none" fo:border-top="0.06pt solid #000000" style:vertical-align="middle"/>
      <style:text-properties fo:language="en" fo:country="GB"/>
    </style:style>
    <style:style style:name="ce74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style:font-name="Liberation Sans" fo:language="en" fo:country="GB" style:font-name-asian="WenQuanYi Micro Hei" style:font-name-complex="Lohit Hindi"/>
    </style:style>
    <style:style style:name="ce75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76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fo:language="en" fo:country="GB"/>
    </style:style>
    <style:style style:name="ce77" style:family="table-cell" style:parent-style-name="Default">
      <style:table-cell-properties fo:border-bottom="0.06pt solid #000000" fo:background-color="#ffcc99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en" fo:country="GB"/>
    </style:style>
    <style:style style:name="ce78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79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zxx" fo:country="none"/>
    </style:style>
    <style:style style:name="ce80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81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zxx" fo:country="none"/>
    </style:style>
    <style:style style:name="ce82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  <style:text-properties fo:language="zxx" fo:country="none"/>
    </style:style>
    <style:style style:name="ce83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none" style:vertical-align="middle"/>
      <style:paragraph-properties fo:text-align="start" fo:margin-left="0cm"/>
      <style:text-properties fo:language="zxx" fo:country="none"/>
    </style:style>
    <style:style style:name="ce84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85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86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fo:language="zxx" fo:country="none"/>
    </style:style>
    <style:style style:name="ce87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zxx" fo:country="none"/>
    </style:style>
    <style:style style:name="ce88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89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zxx" fo:country="none"/>
    </style:style>
    <style:style style:name="ce90" style:family="table-cell" style:parent-style-name="Default">
      <style:table-cell-properties fo:border-bottom="none" fo:border-left="none" fo:border-right="none" fo:border-top="0.26pt solid #000000" style:vertical-align="middle"/>
    </style:style>
    <style:style style:name="ce9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</style:style>
    <style:style style:name="ce92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start" fo:margin-left="0cm"/>
    </style:style>
    <style:style style:name="ce93" style:family="table-cell" style:parent-style-name="Default">
      <style:table-cell-properties fo:border-bottom="0.06pt solid #000000" fo:background-color="#cfe7f5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en" fo:country="GB"/>
    </style:style>
    <style:style style:name="ce94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95" style:family="table-cell" style:parent-style-name="Default">
      <style:table-cell-properties fo:border-bottom="none" fo:background-color="#cccccc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96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fo:language="en" fo:country="GB"/>
    </style:style>
    <style:style style:name="ce97" style:family="table-cell" style:parent-style-name="Default">
      <style:table-cell-properties fo:border-bottom="0.06pt solid #000000" fo:background-color="#cccccc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en" fo:country="GB"/>
    </style:style>
    <style:style style:name="ce98" style:family="table-cell" style:parent-style-name="Default">
      <style:table-cell-properties fo:background-color="#cccccc" style:text-align-source="fix" style:repeat-content="false" style:vertical-align="middle"/>
      <style:paragraph-properties fo:text-align="start" fo:margin-left="0cm"/>
      <style:text-properties style:font-name="Liberation Sans" fo:language="en" fo:country="GB" style:font-name-asian="WenQuanYi Micro Hei" style:font-name-complex="Lohit Hindi"/>
    </style:style>
    <style:style style:name="ce99" style:family="table-cell" style:parent-style-name="Default">
      <style:table-cell-properties fo:background-color="transparent" fo:border="none" style:vertical-align="middle"/>
    </style:style>
    <style:style style:name="ce100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101" style:family="table-cell" style:parent-style-name="Default" style:data-style-name="N100">
      <style:table-cell-properties fo:background-color="#cfe7f5" style:text-align-source="fix" style:repeat-content="false" style:vertical-align="middle"/>
      <style:paragraph-properties fo:text-align="start" fo:margin-left="0cm"/>
      <style:text-properties fo:language="zxx" fo:country="none"/>
    </style:style>
    <style:style style:name="ce102" style:family="table-cell" style:parent-style-name="Default">
      <style:table-cell-properties fo:border-bottom="none" fo:background-color="#cfe7f5" style:text-align-source="fix" style:repeat-content="false" fo:border-left="none" fo:border-right="none" fo:border-top="0.06pt solid #000000" style:vertical-align="middle"/>
      <style:paragraph-properties fo:text-align="start" fo:margin-left="0cm"/>
      <style:text-properties fo:language="en" fo:country="GB"/>
    </style:style>
    <style:style style:name="ce103" style:family="table-cell" style:parent-style-name="Default">
      <style:table-cell-properties fo:background-color="#cfe7f5" style:text-align-source="fix" style:repeat-content="false" style:vertical-align="middle"/>
      <style:paragraph-properties fo:text-align="start" fo:margin-left="0cm"/>
      <style:text-properties fo:language="en" fo:country="GB"/>
    </style:style>
    <style:style style:name="ce104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zxx" fo:country="none"/>
    </style:style>
    <style:style style:name="ce105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start" fo:margin-left="0cm"/>
      <style:text-properties fo:language="en" fo:country="GB"/>
    </style:style>
    <style:style style:name="ce106" style:family="table-cell" style:parent-style-name="Default">
      <style:table-cell-properties fo:background-color="#cccccc" fo:border="none" style:vertical-align="middle"/>
      <style:text-properties fo:language="en" fo:country="GB"/>
    </style:style>
    <style:style style:name="ce107" style:family="table-cell" style:parent-style-name="Default">
      <style:table-cell-properties fo:border-bottom="none" fo:border-left="none" fo:border-right="0.26pt solid #000000" fo:border-top="0.26pt solid #000000" style:vertical-align="middle"/>
    </style:style>
    <style:style style:name="ce108" style:family="table-cell" style:parent-style-name="Default">
      <style:table-cell-properties fo:border-bottom="none" style:text-align-source="fix" style:repeat-content="false" fo:background-color="transparent" fo:border-left="none" fo:border-right="0.26pt solid #000000" fo:border-top="none" style:vertical-align="middle"/>
      <style:paragraph-properties fo:text-align="start" fo:margin-left="0cm"/>
    </style:style>
    <style:style style:name="ce109" style:family="table-cell" style:parent-style-name="Default">
      <style:table-cell-properties fo:border-bottom="none" style:text-align-source="fix" style:repeat-content="false" fo:background-color="transparent" fo:border-left="none" fo:border-right="0.26pt solid #000000" fo:border-top="none" style:vertical-align="middle"/>
      <style:paragraph-properties fo:text-align="start" fo:margin-left="0cm"/>
      <style:text-properties fo:language="en" fo:country="GB"/>
    </style:style>
    <style:style style:name="ce110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</style:style>
    <style:style style:name="ce111" style:family="table-cell" style:parent-style-name="Default">
      <style:table-cell-properties fo:border-bottom="0.06pt solid #000000" fo:background-color="#cfe7f5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112" style:family="table-cell" style:parent-style-name="Default">
      <style:table-cell-properties fo:border-bottom="none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113" style:family="table-cell" style:parent-style-name="Default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en" fo:country="GB"/>
    </style:style>
    <style:style style:name="ce114" style:family="table-cell" style:parent-style-name="Default">
      <style:table-cell-properties fo:border-bottom="none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en" fo:country="GB"/>
    </style:style>
    <style:style style:name="ce115" style:family="table-cell" style:parent-style-name="Default">
      <style:table-cell-properties fo:border-bottom="0.06pt solid #000000" style:text-align-source="fix" style:repeat-content="false" fo:background-color="transparent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116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0.06pt solid #000000" style:vertical-align="middle"/>
      <style:paragraph-properties fo:text-align="start" fo:margin-left="0cm"/>
      <style:text-properties fo:language="en" fo:country="GB"/>
    </style:style>
    <style:style style:name="ce117" style:family="table-cell" style:parent-style-name="Default">
      <style:table-cell-properties fo:border-bottom="none" fo:background-color="#cfe7f5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118" style:family="table-cell" style:parent-style-name="Default">
      <style:table-cell-properties fo:border-bottom="0.06pt solid #000000" fo:background-color="#e6e6e6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zxx" fo:country="none"/>
    </style:style>
    <style:style style:name="ce119" style:family="table-cell" style:parent-style-name="Default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start" fo:margin-left="0cm"/>
      <style:text-properties fo:language="en" fo:country="GB"/>
    </style:style>
    <style:style style:name="ce120" style:family="table-cell" style:parent-style-name="Default">
      <style:table-cell-properties fo:background-color="#ffcc99" style:text-align-source="value-type" style:repeat-content="false" style:vertical-align="middle"/>
      <style:paragraph-properties fo:margin-left="0cm"/>
      <style:text-properties fo:color="#ff0000" fo:language="en" fo:country="GB"/>
    </style:style>
    <style:style style:name="ce121" style:family="table-cell" style:parent-style-name="Bit_20_heading">
      <style:table-cell-properties style:text-align-source="fix" style:repeat-content="false" style:vertical-align="middle"/>
      <style:paragraph-properties fo:text-align="center"/>
    </style:style>
    <style:style style:name="ce122" style:family="table-cell" style:parent-style-name="Frame_20_heading">
      <style:table-cell-properties style:text-align-source="fix" style:repeat-content="false" style:vertical-align="middle"/>
      <style:paragraph-properties fo:text-align="center"/>
    </style:style>
    <style:style style:name="ce123" style:family="table-cell" style:parent-style-name="Default">
      <style:table-cell-properties fo:background-color="#0047ff" style:text-align-source="fix" style:repeat-content="false" style:vertical-align="middle"/>
      <style:paragraph-properties fo:text-align="center" fo:margin-left="0cm"/>
      <style:text-properties fo:color="#ffffff" fo:language="en" fo:country="GB" fo:font-weight="bold" style:font-weight-asian="bold" style:font-weight-complex="bold"/>
    </style:style>
    <style:style style:name="ce124" style:family="table-cell" style:parent-style-name="Default">
      <style:table-cell-properties fo:background-color="#0047ff" style:text-align-source="fix" style:repeat-content="false"/>
      <style:paragraph-properties fo:text-align="center" fo:margin-left="0cm"/>
      <style:text-properties fo:color="#ffffff" fo:language="en" fo:country="GB" fo:font-weight="bold" style:font-weight-asian="bold" style:font-weight-complex="bold"/>
    </style:style>
    <style:style style:name="ce125" style:family="table-cell" style:parent-style-name="Default">
      <style:text-properties fo:language="en" fo:country="GB"/>
    </style:style>
    <style:style style:name="ce126" style:family="table-cell" style:parent-style-name="Default">
      <style:text-properties fo:color="#c5000b"/>
    </style:style>
    <style:style style:name="ce12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128" style:family="table-cell" style:parent-style-name="Default">
      <style:table-cell-properties fo:border-bottom="0.06pt solid #000000" fo:background-color="#b3b3b3" style:text-align-source="fix" style:repeat-content="false" fo:border-left="0.06pt solid #000000" fo:border-right="none" fo:border-top="0.06pt solid #000000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129" style:family="table-cell" style:parent-style-name="Default">
      <style:table-cell-properties fo:border-bottom="none" style:text-align-source="fix" style:repeat-content="false" fo:border-left="0.06pt solid #000000" fo:border-right="none" fo:border-top="0.06pt solid #000000"/>
      <style:paragraph-properties fo:text-align="center" fo:margin-left="0cm"/>
      <style:text-properties fo:language="en" fo:country="GB"/>
    </style:style>
    <style:style style:name="ce130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language="en" fo:country="GB"/>
    </style:style>
    <style:style style:name="ce131" style:family="table-cell" style:parent-style-name="Default">
      <style:table-cell-properties fo:border-bottom="0.06pt solid #000000" style:text-align-source="fix" style:repeat-content="false" fo:border-left="0.06pt solid #000000" fo:border-right="none" fo:border-top="none"/>
      <style:paragraph-properties fo:text-align="center" fo:margin-left="0cm"/>
      <style:text-properties fo:language="en" fo:country="GB"/>
    </style:style>
    <style:style style:name="ce132" style:family="table-cell" style:parent-style-name="Default">
      <style:table-cell-properties fo:border-bottom="none" fo:background-color="#b3b3b3" style:text-align-source="fix" style:repeat-content="false" fo:border-left="0.06pt solid #000000" fo:border-right="none" fo:border-top="none"/>
      <style:paragraph-properties fo:text-align="center" fo:margin-left="0cm"/>
      <style:text-properties fo:language="en" fo:country="GB"/>
    </style:style>
    <style:style style:name="ce133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34" style:family="table-cell" style:parent-style-name="Default">
      <style:table-cell-properties fo:border-bottom="0.06pt solid #000000" fo:background-color="#b3b3b3" style:text-align-source="fix" style:repeat-content="false" fo:border-left="none" fo:border-right="none" fo:border-top="0.06pt solid #000000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135" style:family="table-cell" style:parent-style-name="Default">
      <style:table-cell-properties fo:border-bottom="none" style:text-align-source="fix" style:repeat-content="false" fo:border-left="none" fo:border-right="none" fo:border-top="0.06pt solid #000000"/>
      <style:paragraph-properties fo:text-align="center" fo:margin-left="0cm"/>
      <style:text-properties fo:language="en" fo:country="GB"/>
    </style:style>
    <style:style style:name="ce136" style:family="table-cell" style:parent-style-name="Default">
      <style:table-cell-properties style:text-align-source="fix" style:repeat-content="false"/>
      <style:paragraph-properties fo:text-align="center" fo:margin-left="0cm"/>
      <style:text-properties fo:language="en" fo:country="GB"/>
    </style:style>
    <style:style style:name="ce13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cm"/>
      <style:text-properties fo:language="en" fo:country="GB"/>
    </style:style>
    <style:style style:name="ce138" style:family="table-cell" style:parent-style-name="Default">
      <style:table-cell-properties fo:background-color="#b3b3b3" style:text-align-source="fix" style:repeat-content="false"/>
      <style:paragraph-properties fo:text-align="center" fo:margin-left="0cm"/>
      <style:text-properties fo:language="en" fo:country="GB"/>
    </style:style>
    <style:style style:name="ce139" style:family="table-cell" style:parent-style-name="Default">
      <style:table-cell-properties fo:border-bottom="0.06pt solid #000000" fo:background-color="#b3b3b3" style:text-align-source="fix" style:repeat-content="false" fo:border-left="none" fo:border-right="0.06pt solid #000000" fo:border-top="0.06pt solid #000000"/>
      <style:paragraph-properties fo:text-align="center" fo:margin-left="0cm"/>
      <style:text-properties fo:language="en" fo:country="GB" fo:font-weight="bold" style:font-weight-asian="bold" style:font-weight-complex="bold"/>
    </style:style>
    <style:style style:name="ce140" style:family="table-cell" style:parent-style-name="Default">
      <style:table-cell-properties fo:border-bottom="none" style:text-align-source="fix" style:repeat-content="false" fo:border-left="none" fo:border-right="0.06pt solid #000000" fo:border-top="0.06pt solid #000000"/>
      <style:paragraph-properties fo:text-align="center" fo:margin-left="0cm"/>
      <style:text-properties fo:language="en" fo:country="GB"/>
    </style:style>
    <style:style style:name="ce14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language="en" fo:country="GB"/>
    </style:style>
    <style:style style:name="ce142" style:family="table-cell" style:parent-style-name="Default">
      <style:table-cell-properties fo:border-bottom="0.06pt solid #000000" style:text-align-source="fix" style:repeat-content="false" fo:border-left="none" fo:border-right="0.06pt solid #000000" fo:border-top="none"/>
      <style:paragraph-properties fo:text-align="center" fo:margin-left="0cm"/>
      <style:text-properties fo:language="en" fo:country="GB"/>
    </style:style>
    <style:style style:name="ce143" style:family="table-cell" style:parent-style-name="Default">
      <style:table-cell-properties fo:border-bottom="none" fo:background-color="#b3b3b3" style:text-align-source="fix" style:repeat-content="false" fo:border-left="none" fo:border-right="0.06pt solid #000000" fo:border-top="none"/>
      <style:paragraph-properties fo:text-align="center" fo:margin-left="0cm"/>
      <style:text-properties fo:language="en" fo:country="GB"/>
    </style:style>
    <style:style style:name="ce144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145" style:family="table-cell" style:parent-style-name="Default">
      <style:table-cell-properties style:text-align-source="fix" style:repeat-content="false"/>
      <style:paragraph-properties fo:text-align="start" fo:margin-left="0cm"/>
      <style:text-properties fo:font-weight="bold" style:font-weight-asian="bold" style:font-weight-complex="bold"/>
    </style:style>
    <style:style style:name="T1" style:family="text">
      <style:text-properties style:letter-kerning="true" fo:country="none" style:country-asian="none" style:font-name-asian="Mangal" style:font-size-asian="12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content-validations>
        <table:content-validation table:name="val1" table:condition="of:cell-content-is-in-list(&quot;true&quot;;&quot;false&quot;)" table:allow-empty-cell="true" table:display-list="unsorted" table:base-cell-address="protocol_1.G16"/>
        <table:content-validation table:name="val2" table:condition="of:cell-content-is-in-list(protocol_type)" table:allow-empty-cell="true" table:display-list="unsorted" table:base-cell-address="protocol_1.C8">
          <table:error-message table:message-type="stop" table:display="true"/>
        </table:content-validation>
        <table:content-validation table:name="val3" table:condition="of:cell-content-is-in-list(protocol_baud_rate)" table:allow-empty-cell="true" table:display-list="unsorted" table:base-cell-address="protocol_1.C10"/>
        <table:content-validation table:name="val4" table:condition="of:cell-content-is-in-list(protocol_data_bits)" table:allow-empty-cell="true" table:display-list="unsorted" table:base-cell-address="protocol_1.C11"/>
        <table:content-validation table:name="val5" table:condition="of:cell-content-is-in-list(protocol_stop_bits)" table:allow-empty-cell="true" table:display-list="unsorted" table:base-cell-address="protocol_1.C12"/>
        <table:content-validation table:name="val6" table:condition="of:cell-content-is-in-list(&quot;disabled&quot;;&quot;enabled&quot;)" table:allow-empty-cell="true" table:display-list="unsorted" table:base-cell-address="protocol_1.C14">
          <table:error-message table:message-type="stop" table:display="true"/>
        </table:content-validation>
        <table:content-validation table:name="val7" table:condition="of:cell-content-is-in-list(protocol_serial_output)" table:allow-empty-cell="true" table:display-list="unsorted" table:base-cell-address="protocol_1.C16">
          <table:error-message table:message-type="stop" table:display="true"/>
        </table:content-validation>
        <table:content-validation table:name="val8" table:condition="of:cell-content-is-in-list(&quot;no&quot;;&quot;yes&quot;)" table:allow-empty-cell="true" table:display-list="unsorted" table:base-cell-address="protocol_1.C18">
          <table:error-message table:message-type="stop" table:display="true"/>
        </table:content-validation>
        <table:content-validation table:name="val9" table:condition="of:cell-content-is-in-list(protocol_crc)" table:allow-empty-cell="true" table:display-list="unsorted" table:base-cell-address="protocol_1.C24">
          <table:error-message table:message-type="stop" table:display="true"/>
        </table:content-validation>
        <table:content-validation table:name="val10" table:condition="of:cell-content-is-in-list(protocol_media_type)" table:allow-empty-cell="true" table:display-list="unsorted" table:base-cell-address="protocol_1.E7"/>
        <table:content-validation table:name="val11" table:condition="of:cell-content-is-in-list(protocol_parity)" table:allow-empty-cell="true" table:display-list="unsorted" table:base-cell-address="protocol_1.E11"/>
        <table:content-validation table:name="val12" table:condition="of:cell-content-is-in-list(protocol_flow_control)" table:allow-empty-cell="true" table:display-list="unsorted" table:base-cell-address="protocol_1.E12">
          <table:error-message table:message-type="stop" table:display="true"/>
        </table:content-validation>
        <table:content-validation table:name="val13" table:condition="of:cell-content-is-in-list(protocol_serial_output)" table:allow-empty-cell="true" table:display-list="unsorted" table:base-cell-address="protocol_1.E16">
          <table:error-message table:message-type="stop" table:display="true"/>
        </table:content-validation>
        <table:content-validation table:name="val14" table:condition="of:cell-content-is-in-list(protocol_characters)" table:allow-empty-cell="true" table:display-list="unsorted" table:base-cell-address="protocol_1.E26">
          <table:error-message table:message-type="stop" table:display="true"/>
        </table:content-validation>
        <table:content-validation table:name="val15" table:condition="of:cell-content-is-in-list(&quot;no&quot;;&quot;yes&quot;)" table:allow-empty-cell="true" table:display-list="unsorted" table:base-cell-address="protocol_1.G11"/>
        <table:content-validation table:name="val16" table:condition="of:cell-content-is-in-list(&quot;no&quot;;&quot;yes&quot;)" table:allow-empty-cell="false" table:display-list="unsorted" table:base-cell-address="protocol_2.A2">
          <table:error-message table:message-type="stop" table:display="true"/>
        </table:content-validation>
      </table:content-validations>
      <table:table table:name="document header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6" table:default-cell-style-name="Default"/>
        <table:table-row table:style-name="ro1">
          <table:table-cell office:value-type="string" calcext:value-type="string">
            <text:p>This template shall be used to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- specify one or more communication protocols,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- specify a data dictionary.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1" office:value-type="string" calcext:value-type="string">
            <text:p><text:span text:style-name="T1">Copyright:</text:span>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<text:span text:style-name="T1">Copyright (c) 2013, 2014, 2015 Olivier TARTROU – </text:span><text:span text:style-name="T1"><text:a xlink:href="mailto:olivier.tartrou@gmail.com" xlink:type="simple">olivier.tartrou@gmail.com</text:a></text:span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License: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This document is licensed under a <text:a xlink:href="http://creativecommons.org/licenses/by/4.0/" xlink:type="simple">Creative Commons Attribution 4.0 International License</text:a>.</text:p>
          </table:table-cell>
          <table:table-cell table:number-columns-repeated="6"/>
        </table:table-row>
        <table:table-row table:style-name="ro1">
          <table:table-cell table:number-columns-repeated="8"/>
        </table:table-row>
        <table:table-row table:style-name="ro1">
          <table:table-cell/>
          <table:table-cell table:style-name="ce3" office:value-type="string" calcext:value-type="string">
            <text:p><text:span text:style-name="T1">All trademarks and registered trademarks are the property of their respective owners.</text:span></text:p>
          </table:table-cell>
          <table:table-cell table:number-columns-repeated="6"/>
        </table:table-row>
        <table:table-row table:style-name="ro1" table:number-rows-repeated="2">
          <table:table-cell/>
          <table:table-cell table:style-name="ce3"/>
          <table:table-cell table:number-columns-repeated="6"/>
        </table:table-row>
        <table:table-row table:style-name="ro1">
          <table:table-cell table:style-name="ce2" office:value-type="string" calcext:value-type="string">
            <text:p>Website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https://github.com/maya2003/bdm" xlink:type="simple">https://github.com/maya2003/bdm</text:a></text:p>
          </table:table-cell>
          <table:table-cell table:number-columns-repeated="6"/>
        </table:table-row>
        <table:table-row table:style-name="ro1" table:number-rows-repeated="2">
          <table:table-cell table:number-columns-repeated="8"/>
        </table:table-row>
        <table:table-row table:style-name="ro1">
          <table:table-cell table:style-name="ce2" office:value-type="string" calcext:value-type="string">
            <text:p>Summary: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<text:a xlink:href="#protocol_1" xlink:type="simple">protocol 1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#protocol_2" xlink:type="simple">protocol 2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#dictionary_1" xlink:type="simple">data dictionary 1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#charmap" xlink:type="simple">character map</text:a>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<text:a xlink:href="#how-to" xlink:type="simple">how-to</text:a></text:p>
          </table:table-cell>
          <table:table-cell table:number-columns-repeated="6"/>
        </table:table-row>
      </table:table>
      <table:table table:name="protocol_1" table:style-name="ta1">
        <table:table-column table:style-name="co1" table:default-cell-style-name="Default"/>
        <table:table-column table:style-name="co5" table:default-cell-style-name="ce8"/>
        <table:table-column table:style-name="co6" table:default-cell-style-name="ce23"/>
        <table:table-column table:style-name="co7" table:default-cell-style-name="ce20"/>
        <table:table-column table:style-name="co8" table:default-cell-style-name="ce23"/>
        <table:table-column table:style-name="co9" table:default-cell-style-name="ce20"/>
        <table:table-column table:style-name="co10" table:default-cell-style-name="ce54"/>
        <table:table-column table:style-name="co4" table:number-columns-repeated="5" table:default-cell-style-name="Default"/>
        <table:table-row table:style-name="ro1">
          <table:table-cell/>
          <table:table-cell table:style-name="Default" table:number-columns-repeated="6"/>
          <table:table-cell/>
          <table:table-cell table:style-name="ce59" office:value-type="string" calcext:value-type="string">
            <text:p>TODO: manage in layers, extract transparency</text:p>
          </table:table-cell>
          <table:table-cell table:style-name="ce60" table:number-columns-repeated="3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rotocol</text:p>
          </table:table-cell>
          <table:covered-table-cell table:style-name="ce16"/>
          <table:covered-table-cell table:style-name="ce29"/>
          <table:covered-table-cell table:style-name="ce39"/>
          <table:covered-table-cell table:number-columns-repeated="2" table:style-name="Default"/>
          <table:table-cell/>
          <table:table-cell table:style-name="ce59" office:value-type="string" calcext:value-type="string">
            <text:p>TODO: rewor checksum specs</text:p>
          </table:table-cell>
          <table:table-cell table:style-name="ce60" table:number-columns-repeated="3"/>
        </table:table-row>
        <table:table-row table:style-name="ro1">
          <table:table-cell/>
          <table:table-cell table:style-name="ce5" office:value-type="string" calcext:value-type="string">
            <text:p>requirement id</text:p>
          </table:table-cell>
          <table:table-cell table:style-name="ce17" office:value-type="string" calcext:value-type="string" table:number-columns-spanned="5" table:number-rows-spanned="1">
            <text:p>-</text:p>
          </table:table-cell>
          <table:covered-table-cell table:number-columns-repeated="3" table:style-name="ce30"/>
          <table:covered-table-cell table:style-name="ce43"/>
          <table:table-cell table:number-columns-repeated="5"/>
        </table:table-row>
        <table:table-row table:style-name="ro1">
          <table:table-cell/>
          <table:table-cell table:style-name="ce5" office:value-type="string" calcext:value-type="string">
            <text:p>covered requirements</text:p>
          </table:table-cell>
          <table:table-cell table:style-name="ce17" office:value-type="string" calcext:value-type="string" table:number-columns-spanned="5" table:number-rows-spanned="1">
            <text:p>-</text:p>
          </table:table-cell>
          <table:covered-table-cell table:number-columns-repeated="3" table:style-name="ce31"/>
          <table:covered-table-cell table:style-name="ce44"/>
          <table:table-cell table:number-columns-repeated="5"/>
        </table:table-row>
        <table:table-row table:style-name="ro2">
          <table:table-cell/>
          <table:table-cell table:style-name="ce6" office:value-type="string" calcext:value-type="string">
            <text:p>copyright notice</text:p>
          </table:table-cell>
          <table:table-cell table:style-name="ce18" office:value-type="string" calcext:value-type="string" table:number-columns-spanned="5" table:number-rows-spanned="1">
            <text:p>/* Copyright (c) &lt;year&gt; &lt;copyright holders&gt;</text:p>
            <text:p> */</text:p>
          </table:table-cell>
          <table:covered-table-cell table:style-name="ce32"/>
          <table:covered-table-cell table:style-name="ce40"/>
          <table:covered-table-cell table:style-name="ce32"/>
          <table:covered-table-cell table:style-name="ce45"/>
          <table:table-cell table:number-columns-repeated="5"/>
        </table:table-row>
        <table:table-row table:style-name="ro1">
          <table:table-cell/>
          <table:table-cell table:style-name="ce7" office:value-type="string" calcext:value-type="string">
            <text:p>name</text:p>
          </table:table-cell>
          <table:table-cell table:style-name="ce19" office:value-type="string" calcext:value-type="string">
            <text:p>bdm</text:p>
          </table:table-cell>
          <table:table-cell table:style-name="ce33" office:value-type="string" calcext:value-type="string">
            <text:p>frame type container</text:p>
          </table:table-cell>
          <table:table-cell table:style-name="ce41" office:value-type="string" calcext:value-type="string">
            <text:p>u8</text:p>
          </table:table-cell>
          <table:table-cell table:style-name="ce33"/>
          <table:table-cell table:style-name="ce46"/>
          <table:table-cell table:number-columns-repeated="5"/>
        </table:table-row>
        <table:table-row table:style-name="ro1">
          <table:table-cell table:number-columns-repeated="2"/>
          <table:table-cell table:style-name="ce20"/>
          <table:table-cell office:value-type="string" calcext:value-type="string">
            <text:p>media type</text:p>
          </table:table-cell>
          <table:table-cell table:content-validation-name="val10" office:value-type="string" calcext:value-type="string">
            <text:p>EIA-232</text:p>
          </table:table-cell>
          <table:table-cell office:value-type="string" calcext:value-type="string">
            <text:p>device</text:p>
          </table:table-cell>
          <table:table-cell table:style-name="ce47" office:value-type="string" calcext:value-type="string">
            <text:p>/dev/ttyUSB0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binary/text</text:p>
          </table:table-cell>
          <table:table-cell table:style-name="ce21" table:content-validation-name="val2" office:value-type="string" calcext:value-type="string">
            <text:p>binary</text:p>
          </table:table-cell>
          <table:table-cell table:style-name="ce34" office:value-type="string" calcext:value-type="string">
            <text:p>field separator 1</text:p>
          </table:table-cell>
          <table:table-cell table:style-name="ce25" office:value-type="string" calcext:value-type="string">
            <text:p>-</text:p>
          </table:table-cell>
          <table:table-cell table:style-name="ce34" office:value-type="string" calcext:value-type="string">
            <text:p>field separator 2</text:p>
          </table:table-cell>
          <table:table-cell table:style-name="ce48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Serial parameters</text:p>
          </table:table-cell>
          <table:covered-table-cell table:number-columns-repeated="5" table:style-name="Default" table:content-validation-name="val1"/>
          <table:table-cell table:number-columns-repeated="5"/>
        </table:table-row>
        <table:table-row table:style-name="ro1">
          <table:table-cell/>
          <table:table-cell table:style-name="ce10" table:content-validation-name="val1" office:value-type="string" calcext:value-type="string">
            <text:p>baud rate</text:p>
          </table:table-cell>
          <table:table-cell table:style-name="ce22" table:content-validation-name="val3" office:value-type="string" calcext:value-type="string">
            <text:p>115200</text:p>
          </table:table-cell>
          <table:table-cell/>
          <table:table-cell table:style-name="ce36" table:content-validation-name="val1" table:number-columns-repeated="2"/>
          <table:table-cell table:style-name="ce49" table:content-validation-name="val1"/>
          <table:table-cell table:number-columns-repeated="5"/>
        </table:table-row>
        <table:table-row table:style-name="ro1">
          <table:table-cell/>
          <table:table-cell table:style-name="ce11" table:content-validation-name="val1" office:value-type="string" calcext:value-type="string">
            <text:p>data bits</text:p>
          </table:table-cell>
          <table:table-cell table:content-validation-name="val4" office:value-type="string" calcext:value-type="string">
            <text:p>8</text:p>
          </table:table-cell>
          <table:table-cell table:content-validation-name="val1" office:value-type="string" calcext:value-type="string">
            <text:p>parity</text:p>
          </table:table-cell>
          <table:table-cell table:content-validation-name="val11" office:value-type="string" calcext:value-type="string">
            <text:p>even</text:p>
          </table:table-cell>
          <table:table-cell table:content-validation-name="val1" office:value-type="string" calcext:value-type="string">
            <text:p>check parity</text:p>
          </table:table-cell>
          <table:table-cell table:style-name="ce50" table:content-validation-name="val15" office:value-type="string" calcext:value-type="string">
            <text:p>yes</text:p>
          </table:table-cell>
          <table:table-cell table:number-columns-repeated="5"/>
        </table:table-row>
        <table:table-row table:style-name="ro1">
          <table:table-cell/>
          <table:table-cell table:style-name="ce12" table:content-validation-name="val1" office:value-type="string" calcext:value-type="string">
            <text:p>stop bits</text:p>
          </table:table-cell>
          <table:table-cell table:style-name="ce24" table:content-validation-name="val5" office:value-type="string" calcext:value-type="string">
            <text:p>1</text:p>
          </table:table-cell>
          <table:table-cell table:style-name="ce35" table:content-validation-name="val1" office:value-type="string" calcext:value-type="string">
            <text:p>flow control</text:p>
          </table:table-cell>
          <table:table-cell table:style-name="ce24" table:content-validation-name="val12" office:value-type="string" calcext:value-type="string">
            <text:p>none</text:p>
          </table:table-cell>
          <table:table-cell table:style-name="ce35" table:content-validation-name="val1"/>
          <table:table-cell table:style-name="ce51" table:content-validation-name="val1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Linux open interface</text:p>
          </table:table-cell>
          <table:covered-table-cell table:number-columns-repeated="5"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non-blocking</text:p>
          </table:table-cell>
          <table:table-cell table:style-name="ce25" table:content-validation-name="val6" office:value-type="string" calcext:value-type="string">
            <text:p>disabled</text:p>
          </table:table-cell>
          <table:table-cell table:style-name="ce34" table:number-columns-repeated="3"/>
          <table:table-cell table:style-name="ce5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Initial values of serial outputs</text:p>
          </table:table-cell>
          <table:covered-table-cell table:number-columns-repeated="5" table:style-name="Default"/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DTR</text:p>
          </table:table-cell>
          <table:table-cell table:style-name="ce26" table:content-validation-name="val7" office:value-type="string" calcext:value-type="string">
            <text:p>inactive</text:p>
          </table:table-cell>
          <table:table-cell table:style-name="ce34" office:value-type="string" calcext:value-type="string">
            <text:p>RTS</text:p>
          </table:table-cell>
          <table:table-cell table:style-name="ce26" table:content-validation-name="val13" office:value-type="string" calcext:value-type="string">
            <text:p>inactive</text:p>
          </table:table-cell>
          <table:table-cell table:style-name="ce34"/>
          <table:table-cell table:style-name="ce5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Frame format</text:p>
          </table:table-cell>
          <table:covered-table-cell table:number-columns-repeated="5" table:style-name="Default"/>
          <table:table-cell table:number-columns-repeated="5"/>
        </table:table-row>
        <table:table-row table:style-name="ro1">
          <table:table-cell/>
          <table:table-cell table:style-name="ce13" office:value-type="string" calcext:value-type="string">
            <text:p>fixed frame size</text:p>
          </table:table-cell>
          <table:table-cell table:style-name="ce22" table:content-validation-name="val8" office:value-type="string" calcext:value-type="string">
            <text:p>no</text:p>
          </table:table-cell>
          <table:table-cell table:style-name="ce36" office:value-type="string" calcext:value-type="string">
            <text:p>min frame size</text:p>
          </table:table-cell>
          <table:table-cell table:style-name="ce22" office:value-type="string" calcext:value-type="string">
            <text:p>-</text:p>
          </table:table-cell>
          <table:table-cell table:style-name="ce36"/>
          <table:table-cell table:style-name="ce53"/>
          <table:table-cell table:number-columns-repeated="5"/>
        </table:table-row>
        <table:table-row table:style-name="ro1">
          <table:table-cell/>
          <table:table-cell office:value-type="string" calcext:value-type="string">
            <text:p>use header</text:p>
          </table:table-cell>
          <table:table-cell table:content-validation-name="val8" office:value-type="string" calcext:value-type="string">
            <text:p>yes</text:p>
          </table:table-cell>
          <table:table-cell office:value-type="string" calcext:value-type="string">
            <text:p>header</text:p>
          </table:table-cell>
          <table:table-cell table:content-validation-name="val14" office:value-type="string" calcext:value-type="string">
            <text:p>STX (0x02)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 signature</text:p>
          </table:table-cell>
          <table:table-cell table:content-validation-name="val8" office:value-type="string" calcext:value-type="string">
            <text:p>no</text:p>
          </table:table-cell>
          <table:table-cell office:value-type="string" calcext:value-type="string">
            <text:p>signature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 address field</text:p>
          </table:table-cell>
          <table:table-cell table:content-validation-name="val8" office:value-type="string" calcext:value-type="string">
            <text:p>no</text:p>
          </table:table-cell>
          <table:table-cell office:value-type="string" calcext:value-type="string">
            <text:p>address field size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 status field</text:p>
          </table:table-cell>
          <table:table-cell table:content-validation-name="val8" office:value-type="string" calcext:value-type="string">
            <text:p>no</text:p>
          </table:table-cell>
          <table:table-cell office:value-type="string" calcext:value-type="string">
            <text:p>status field size</text:p>
          </table:table-cell>
          <table:table-cell office:value-type="string" calcext:value-type="string">
            <text:p>-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 checksum</text:p>
          </table:table-cell>
          <table:table-cell table:content-validation-name="val8" office:value-type="string" calcext:value-type="string">
            <text:p>yes</text:p>
          </table:table-cell>
          <table:table-cell office:value-type="string" calcext:value-type="string">
            <text:p>checksum size</text:p>
          </table:table-cell>
          <table:table-cell office:value-type="string" calcext:value-type="string">
            <text:p>16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checksum algorithm</text:p>
          </table:table-cell>
          <table:table-cell table:content-validation-name="val9" office:value-type="string" calcext:value-type="string">
            <text:p>ccitt</text:p>
          </table:table-cell>
          <table:table-cell office:value-type="string" calcext:value-type="string">
            <text:p>checksum seed</text:p>
          </table:table-cell>
          <table:table-cell office:value-type="string" calcext:value-type="string">
            <text:p>0x00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user footer</text:p>
          </table:table-cell>
          <table:table-cell table:content-validation-name="val8" office:value-type="string" calcext:value-type="string">
            <text:p>yes</text:p>
          </table:table-cell>
          <table:table-cell office:value-type="string" calcext:value-type="string">
            <text:p>footer</text:p>
          </table:table-cell>
          <table:table-cell table:content-validation-name="val14" office:value-type="string" calcext:value-type="string">
            <text:p>ETX (0x03)</text:p>
          </table:table-cell>
          <table:table-cell table:number-columns-repeated="7"/>
        </table:table-row>
        <table:table-row table:style-name="ro1">
          <table:table-cell/>
          <table:table-cell table:style-name="ce9" office:value-type="string" calcext:value-type="string">
            <text:p>use transparency</text:p>
          </table:table-cell>
          <table:table-cell table:style-name="ce25" table:content-validation-name="val8" office:value-type="string" calcext:value-type="string">
            <text:p>yes</text:p>
          </table:table-cell>
          <table:table-cell table:style-name="ce34" office:value-type="string" calcext:value-type="string">
            <text:p>transparency</text:p>
          </table:table-cell>
          <table:table-cell table:style-name="ce25" table:content-validation-name="val14" office:value-type="string" calcext:value-type="string">
            <text:p>DLE (0x10)</text:p>
          </table:table-cell>
          <table:table-cell table:style-name="ce34"/>
          <table:table-cell table:style-name="ce52"/>
          <table:table-cell table:number-columns-repeated="5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Timings</text:p>
          </table:table-cell>
          <table:covered-table-cell table:number-columns-repeated="5" table:style-name="Default"/>
          <table:table-cell table:number-columns-repeated="5"/>
        </table:table-row>
        <table:table-row table:style-name="ro1">
          <table:table-cell/>
          <table:table-cell table:style-name="ce14" office:value-type="string" calcext:value-type="string">
            <text:p>inter-byte min delay</text:p>
          </table:table-cell>
          <table:table-cell table:style-name="ce27" office:value-type="string" calcext:value-type="string">
            <text:p>-</text:p>
          </table:table-cell>
          <table:table-cell table:style-name="ce37" office:value-type="string" calcext:value-type="string">
            <text:p>inter-byte max delay</text:p>
          </table:table-cell>
          <table:table-cell table:style-name="ce27" office:value-type="string" calcext:value-type="string">
            <text:p>-</text:p>
          </table:table-cell>
          <table:table-cell table:style-name="ce37" office:value-type="string" calcext:value-type="string">
            <text:p>inter-request delay</text:p>
          </table:table-cell>
          <table:table-cell table:style-name="ce55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11" office:value-type="string" calcext:value-type="string">
            <text:p>response min de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sponse max delay</text:p>
          </table:table-cell>
          <table:table-cell office:value-type="string" calcext:value-type="string">
            <text:p>-</text:p>
          </table:table-cell>
          <table:table-cell office:value-type="string" calcext:value-type="string">
            <text:p>repeat count</text:p>
          </table:table-cell>
          <table:table-cell table:style-name="ce56" office:value-type="string" calcext:value-type="string">
            <text:p>3</text:p>
          </table:table-cell>
          <table:table-cell table:number-columns-repeated="5"/>
        </table:table-row>
        <table:table-row table:style-name="ro1">
          <table:table-cell/>
          <table:table-cell table:style-name="ce12" office:value-type="string" calcext:value-type="string">
            <text:p>turnaround delays</text:p>
          </table:table-cell>
          <table:table-cell table:style-name="ce24" office:value-type="string" calcext:value-type="string">
            <text:p>-</text:p>
          </table:table-cell>
          <table:table-cell table:style-name="ce35" office:value-type="string" calcext:value-type="string">
            <text:p>chip select setup delay</text:p>
          </table:table-cell>
          <table:table-cell table:style-name="ce24" office:value-type="string" calcext:value-type="string">
            <text:p>-</text:p>
          </table:table-cell>
          <table:table-cell table:style-name="ce35" office:value-type="string" calcext:value-type="string">
            <text:p>chip select release delay</text:p>
          </table:table-cell>
          <table:table-cell table:style-name="ce57" office:value-type="string" calcext:value-type="string">
            <text:p>-</text:p>
          </table:table-cell>
          <table:table-cell table:number-columns-repeated="5"/>
        </table:table-row>
        <table:table-row table:style-name="ro1">
          <table:table-cell/>
          <table:table-cell table:style-name="ce15" office:value-type="string" calcext:value-type="string">
            <text:p>comment</text:p>
          </table:table-cell>
          <table:table-cell table:style-name="ce28" table:number-columns-spanned="5" table:number-rows-spanned="1"/>
          <table:covered-table-cell table:style-name="ce38"/>
          <table:covered-table-cell table:style-name="ce42"/>
          <table:covered-table-cell table:style-name="ce38"/>
          <table:covered-table-cell table:style-name="ce58"/>
          <table:table-cell table:number-columns-repeated="5"/>
        </table:table-row>
      </table:table>
      <table:table table:name="protocol_2" table:style-name="ta1">
        <table:table-column table:style-name="co1" table:default-cell-style-name="Default"/>
        <table:table-column table:style-name="co11" table:default-cell-style-name="ce64"/>
        <table:table-column table:style-name="co4" table:default-cell-style-name="Default"/>
        <table:table-column table:style-name="co12" table:default-cell-style-name="Default"/>
        <table:table-column table:style-name="co4" table:number-columns-repeated="4" table:default-cell-style-name="Default"/>
        <table:table-column table:style-name="co4" table:default-cell-style-name="ce120"/>
        <table:table-column table:style-name="co4" table:number-columns-repeated="15" table:default-cell-style-name="Default"/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Octet_20_heading" office:value-type="string" calcext:value-type="string">
            <text:p>Octet #</text:p>
          </table:table-cell>
          <table:table-cell table:style-name="ce121" office:value-type="string" calcext:value-type="string" table:number-columns-spanned="8" table:number-rows-spanned="1">
            <text:p>Bit #</text:p>
          </table:table-cell>
          <table:covered-table-cell table:number-columns-repeated="7" table:style-name="Bit_20_heading"/>
        </table:table-row>
        <table:table-row table:style-name="ro1">
          <table:table-cell/>
          <table:table-cell table:style-name="ce4" office:value-type="string" calcext:value-type="string" table:number-columns-spanned="6" table:number-rows-spanned="1">
            <text:p>Protocol</text:p>
          </table:table-cell>
          <table:covered-table-cell table:style-name="ce70"/>
          <table:covered-table-cell table:style-name="ce90"/>
          <table:covered-table-cell table:style-name="ce70"/>
          <table:covered-table-cell table:style-name="ce90"/>
          <table:covered-table-cell table:style-name="ce107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requirement id</text:p>
          </table:table-cell>
          <table:table-cell table:style-name="ce71" table:number-columns-spanned="5" table:number-rows-spanned="1"/>
          <table:covered-table-cell table:number-columns-repeated="3" table:style-name="ce91"/>
          <table:covered-table-cell table:style-name="ce108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5" office:value-type="string" calcext:value-type="string">
            <text:p>covered requirements</text:p>
          </table:table-cell>
          <table:table-cell table:style-name="ce71" table:number-columns-spanned="5" table:number-rows-spanned="1"/>
          <table:covered-table-cell table:number-columns-repeated="3" table:style-name="ce76"/>
          <table:covered-table-cell table:style-name="ce109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2"/>
          <table:table-cell table:style-name="Bit_20_heading" office:value-type="float" office:value="0" calcext:value-type="float">
            <text:p>0</text:p>
          </table:table-cell>
          <table:table-cell table:style-name="Bit_20_heading" office:value-type="float" office:value="1" calcext:value-type="float">
            <text:p>1</text:p>
          </table:table-cell>
          <table:table-cell table:style-name="Bit_20_heading" office:value-type="float" office:value="2" calcext:value-type="float">
            <text:p>2</text:p>
          </table:table-cell>
          <table:table-cell table:style-name="Bit_20_heading" office:value-type="float" office:value="3" calcext:value-type="float">
            <text:p>3</text:p>
          </table:table-cell>
          <table:table-cell table:style-name="Bit_20_heading" office:value-type="float" office:value="4" calcext:value-type="float">
            <text:p>4</text:p>
          </table:table-cell>
          <table:table-cell table:style-name="Bit_20_heading" office:value-type="float" office:value="5" calcext:value-type="float">
            <text:p>5</text:p>
          </table:table-cell>
          <table:table-cell table:style-name="Bit_20_heading" office:value-type="float" office:value="6" calcext:value-type="float">
            <text:p>6</text:p>
          </table:table-cell>
          <table:table-cell table:style-name="Bit_20_heading" office:value-type="float" office:value="7" calcext:value-type="float">
            <text:p>7</text:p>
          </table:table-cell>
        </table:table-row>
        <table:table-row table:style-name="ro2">
          <table:table-cell/>
          <table:table-cell table:style-name="ce6" office:value-type="string" calcext:value-type="string">
            <text:p>copyright notice</text:p>
          </table:table-cell>
          <table:table-cell table:style-name="ce18" office:value-type="string" calcext:value-type="string" table:number-columns-spanned="5" table:number-rows-spanned="1">
            <text:p>/* Copyright (c) &lt;year&gt; &lt;copyright holders&gt;</text:p>
            <text:p> */</text:p>
          </table:table-cell>
          <table:covered-table-cell table:style-name="ce32"/>
          <table:covered-table-cell table:style-name="ce40"/>
          <table:covered-table-cell table:style-name="ce32"/>
          <table:covered-table-cell table:style-name="ce45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2"/>
          <table:table-cell table:style-name="ce122" office:value-type="string" calcext:value-type="string" table:number-columns-spanned="8" table:number-rows-spanned="1">
            <text:p>frame1</text:p>
          </table:table-cell>
          <table:covered-table-cell table:number-columns-repeated="7"/>
        </table:table-row>
        <table:table-row table:style-name="ro1">
          <table:table-cell/>
          <table:table-cell table:style-name="ce7" office:value-type="string" calcext:value-type="string">
            <text:p>name</text:p>
          </table:table-cell>
          <table:table-cell table:style-name="ce19" office:value-type="string" calcext:value-type="string">
            <text:p>bdm</text:p>
          </table:table-cell>
          <table:table-cell table:style-name="ce33" office:value-type="string" calcext:value-type="string">
            <text:p>frame type container</text:p>
          </table:table-cell>
          <table:table-cell table:style-name="ce99" office:value-type="string" calcext:value-type="string">
            <text:p>u8</text:p>
          </table:table-cell>
          <table:table-cell table:style-name="ce33"/>
          <table:table-cell table:style-name="ce46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0" calcext:value-type="float">
            <text:p>0</text:p>
          </table:table-cell>
          <table:table-cell table:number-columns-repeated="8" table:style-name="Spare" office:value-type="string" calcext:value-type="string">
            <text:p>-</text:p>
          </table:table-cell>
        </table:table-row>
        <table:table-row table:style-name="ro1">
          <table:table-cell/>
          <table:table-cell table:style-name="ce7"/>
          <table:table-cell table:style-name="ce72"/>
          <table:table-cell table:style-name="ce33" office:value-type="string" calcext:value-type="string">
            <text:p>min frame size</text:p>
          </table:table-cell>
          <table:table-cell table:style-name="ce91" office:value-type="float" office:value="0" calcext:value-type="float">
            <text:p>0</text:p>
          </table:table-cell>
          <table:table-cell table:style-name="ce33"/>
          <table:table-cell table:style-name="ce46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1" calcext:value-type="float">
            <text:p>1</text:p>
          </table:table-cell>
          <table:table-cell table:number-columns-repeated="8" table:style-name="Spare" office:value-type="string" calcext:value-type="string">
            <text:p>-</text:p>
          </table:table-cell>
        </table:table-row>
        <table:table-row table:style-name="ro1">
          <table:table-cell/>
          <table:table-cell table:style-name="ce15" office:value-type="string" calcext:value-type="string">
            <text:p>comment</text:p>
          </table:table-cell>
          <table:table-cell table:style-name="ce28" table:number-columns-spanned="5" table:number-rows-spanned="1"/>
          <table:covered-table-cell table:style-name="ce38"/>
          <table:covered-table-cell table:style-name="ce42"/>
          <table:covered-table-cell table:style-name="ce38"/>
          <table:covered-table-cell table:style-name="ce58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2" calcext:value-type="float">
            <text:p>2</text:p>
          </table:table-cell>
          <table:table-cell table:number-columns-repeated="8" table:style-name="Spare" office:value-type="string" calcext:value-type="string">
            <text:p>-</text:p>
          </table:table-cell>
        </table:table-row>
        <table:table-row table:style-name="ro1">
          <table:table-cell/>
          <table:table-cell table:style-name="ce61" table:number-columns-repeated="6"/>
          <table:table-cell/>
          <table:table-cell table:style-name="Default"/>
          <table:table-cell table:number-columns-repeated="6"/>
          <table:table-cell table:style-name="Octet_20_heading" office:value-type="float" office:value="3" calcext:value-type="float">
            <text:p>3</text:p>
          </table:table-cell>
          <table:table-cell table:number-columns-repeated="8" table:style-name="Spare" office:value-type="string" calcext:value-type="string">
            <text:p>-</text:p>
          </table:table-cell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6"/>
          <table:table-cell table:style-name="Octet_20_heading" office:value-type="float" office:value="4" calcext:value-type="float">
            <text:p>4</text:p>
          </table:table-cell>
          <table:table-cell table:style-name="Field" office:value-type="string" calcext:value-type="string" table:number-columns-spanned="8" table:number-rows-spanned="4">
            <text:p>field1</text:p>
          </table:table-cell>
          <table:covered-table-cell table:number-columns-repeated="7"/>
        </table:table-row>
        <table:table-row table:style-name="ro1">
          <table:table-cell/>
          <table:table-cell table:style-name="ce62" office:value-type="string" calcext:value-type="string" table:number-columns-spanned="6" table:number-rows-spanned="1">
            <text:p>Frame</text:p>
          </table:table-cell>
          <table:covered-table-cell table:number-columns-repeated="5" table:style-name="ce73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5" calcext:value-type="float">
            <text:p>5</text:p>
          </table:table-cell>
          <table:covered-table-cell table:style-name="Field" office:value-type="string" calcext:value-type="string">
            <text:p>engineTotalFuelUsed</text:p>
          </table:covered-table-cell>
          <table:covered-table-cell table:number-columns-repeated="7"/>
        </table:table-row>
        <table:table-row table:style-name="ro1">
          <table:table-cell/>
          <table:table-cell table:style-name="ce63" office:value-type="string" calcext:value-type="string">
            <text:p>requirement id</text:p>
          </table:table-cell>
          <table:table-cell table:style-name="ce74" office:value-type="string" calcext:value-type="string" table:number-columns-spanned="3" table:number-rows-spanned="1">
            <text:p>-</text:p>
          </table:table-cell>
          <table:covered-table-cell table:number-columns-repeated="2" table:style-name="ce92"/>
          <table:table-cell table:style-name="ce106" office:value-type="string" calcext:value-type="string">
            <text:p>transmitters</text:p>
          </table:table-cell>
          <table:table-cell table:style-name="ce110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6" calcext:value-type="float">
            <text:p>6</text:p>
          </table:table-cell>
          <table:covered-table-cell table:style-name="Field" office:value-type="string" calcext:value-type="string">
            <text:p>engineTotalFuelUsed</text:p>
          </table:covered-table-cell>
          <table:covered-table-cell table:number-columns-repeated="7"/>
        </table:table-row>
        <table:table-row table:style-name="ro1">
          <table:table-cell/>
          <table:table-cell office:value-type="string" calcext:value-type="string">
            <text:p>covered requirements</text:p>
          </table:table-cell>
          <table:table-cell table:style-name="ce75" office:value-type="string" calcext:value-type="string" table:number-columns-spanned="5" table:number-rows-spanned="1">
            <text:p>-</text:p>
          </table:table-cell>
          <table:covered-table-cell table:number-columns-repeated="3" table:style-name="ce93"/>
          <table:covered-table-cell table:style-name="ce111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/>
          <table:table-cell table:style-name="Octet_20_heading" office:value-type="float" office:value="7" calcext:value-type="float">
            <text:p>7</text:p>
          </table:table-cell>
          <table:covered-table-cell table:style-name="Field" office:value-type="string" calcext:value-type="string">
            <text:p>engineTotalFuelUsed</text:p>
          </table:covered-table-cell>
          <table:covered-table-cell table:number-columns-repeated="7"/>
        </table:table-row>
        <table:table-row table:style-name="ro1">
          <table:table-cell/>
          <table:table-cell table:style-name="ce65" office:value-type="string" calcext:value-type="string">
            <text:p>name</text:p>
          </table:table-cell>
          <table:table-cell table:style-name="ce76" office:value-type="string" calcext:value-type="string">
            <text:p>frame1</text:p>
          </table:table-cell>
          <table:table-cell table:style-name="ce33" office:value-type="string" calcext:value-type="string">
            <text:p>id</text:p>
          </table:table-cell>
          <table:table-cell table:style-name="ce76" office:value-type="string" calcext:value-type="string">
            <text:p>0x0001</text:p>
          </table:table-cell>
          <table:table-cell table:style-name="ce106" office:value-type="string" calcext:value-type="string">
            <text:p>receivers</text:p>
          </table:table-cell>
          <table:table-cell table:style-name="ce112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6" office:value-type="string" calcext:value-type="string">
            <text:p>comment</text:p>
          </table:table-cell>
          <table:table-cell table:style-name="ce77" table:number-columns-spanned="5" table:number-rows-spanned="1"/>
          <table:covered-table-cell table:style-name="ce94"/>
          <table:covered-table-cell table:style-name="ce100"/>
          <table:covered-table-cell table:style-name="ce94"/>
          <table:covered-table-cell table:style-name="ce113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6"/>
          <table:table-cell table:style-name="Default"/>
          <table:table-cell table:number-columns-repeated="15"/>
        </table:table-row>
        <table:table-row table:style-name="ro1">
          <table:table-cell/>
          <table:table-cell table:style-name="ce67" office:value-type="string" calcext:value-type="string" table:number-columns-spanned="6" table:number-rows-spanned="1">
            <text:p>Field</text:p>
          </table:table-cell>
          <table:covered-table-cell table:number-columns-repeated="4" table:style-name="ce78"/>
          <table:covered-table-cell table:style-name="ce114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requirement id</text:p>
          </table:table-cell>
          <table:table-cell table:style-name="ce79" office:value-type="string" calcext:value-type="string" table:number-columns-spanned="5" table:number-rows-spanned="1">
            <text:p>-</text:p>
          </table:table-cell>
          <table:covered-table-cell table:number-columns-repeated="3" table:style-name="ce92"/>
          <table:covered-table-cell table:style-name="ce110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vered requirements</text:p>
          </table:table-cell>
          <table:table-cell table:style-name="ce80" office:value-type="string" calcext:value-type="string" table:number-columns-spanned="5" table:number-rows-spanned="1">
            <text:p>-</text:p>
          </table:table-cell>
          <table:covered-table-cell table:number-columns-repeated="3" table:style-name="ce93"/>
          <table:covered-table-cell table:style-name="ce111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name</text:p>
          </table:table-cell>
          <table:table-cell table:style-name="ce81" office:value-type="string" calcext:value-type="string">
            <text:p>fied1</text:p>
          </table:table-cell>
          <table:table-cell table:style-name="ce95" office:value-type="string" calcext:value-type="string">
            <text:p>id</text:p>
          </table:table-cell>
          <table:table-cell table:style-name="ce81" office:value-type="float" office:value="250" calcext:value-type="float">
            <text:p>250</text:p>
          </table:table-cell>
          <table:table-cell table:style-name="ce95" office:value-type="string" calcext:value-type="string">
            <text:p>index</text:p>
          </table:table-cell>
          <table:table-cell table:style-name="ce79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5" office:value-type="string" calcext:value-type="string">
            <text:p>type</text:p>
          </table:table-cell>
          <table:table-cell table:style-name="ce82" office:value-type="string" calcext:value-type="string">
            <text:p>u32</text:p>
          </table:table-cell>
          <table:table-cell table:style-name="ce96" office:value-type="string" calcext:value-type="string">
            <text:p>not available allowed</text:p>
          </table:table-cell>
          <table:table-cell table:style-name="ce101" office:value-type="string" calcext:value-type="string">
            <text:p>true</text:p>
          </table:table-cell>
          <table:table-cell table:style-name="ce33" office:value-type="string" calcext:value-type="string">
            <text:p>unit</text:p>
          </table:table-cell>
          <table:table-cell table:style-name="ce84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start byte</text:p>
          </table:table-cell>
          <table:table-cell table:style-name="ce83" office:value-type="float" office:value="4" calcext:value-type="float">
            <text:p>4</text:p>
          </table:table-cell>
          <table:table-cell table:style-name="ce97" office:value-type="string" calcext:value-type="string">
            <text:p>start bit</text:p>
          </table:table-cell>
          <table:table-cell table:style-name="ce83" office:value-type="float" office:value="0" calcext:value-type="float">
            <text:p>0</text:p>
          </table:table-cell>
          <table:table-cell table:style-name="ce97" office:value-type="string" calcext:value-type="string">
            <text:p>size</text:p>
          </table:table-cell>
          <table:table-cell table:style-name="ce115" office:value-type="float" office:value="32" calcext:value-type="float">
            <text:p>32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3" office:value-type="string" calcext:value-type="string">
            <text:p>error values</text:p>
          </table:table-cell>
          <table:table-cell table:style-name="ce84" office:value-type="string" calcext:value-type="string" table:number-columns-spanned="5" table:number-rows-spanned="1">
            <text:p>err1 = 1, err2 = 11</text:p>
          </table:table-cell>
          <table:covered-table-cell table:style-name="ce95"/>
          <table:covered-table-cell table:style-name="ce102"/>
          <table:covered-table-cell table:style-name="ce95"/>
          <table:covered-table-cell table:style-name="ce116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5" office:value-type="string" calcext:value-type="string">
            <text:p>not available values</text:p>
          </table:table-cell>
          <table:table-cell table:style-name="ce85" office:value-type="string" calcext:value-type="string" table:number-columns-spanned="5" table:number-rows-spanned="1">
            <text:p>-</text:p>
          </table:table-cell>
          <table:covered-table-cell table:style-name="ce96"/>
          <table:covered-table-cell table:style-name="ce103"/>
          <table:covered-table-cell table:style-name="ce96"/>
          <table:covered-table-cell table:style-name="ce117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<text:span text:style-name="T2">valid</text:span> values</text:p>
          </table:table-cell>
          <table:table-cell table:style-name="ce80" office:value-type="string" calcext:value-type="string" table:number-columns-spanned="5" table:number-rows-spanned="1">
            <text:p>[min = 5, max = 10]</text:p>
          </table:table-cell>
          <table:covered-table-cell table:style-name="ce97"/>
          <table:covered-table-cell table:style-name="ce93"/>
          <table:covered-table-cell table:style-name="ce97"/>
          <table:covered-table-cell table:style-name="ce111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5" office:value-type="string" calcext:value-type="string">
            <text:p>offset numerator</text:p>
          </table:table-cell>
          <table:table-cell table:style-name="ce86" office:value-type="string" calcext:value-type="string">
            <text:p>-</text:p>
          </table:table-cell>
          <table:table-cell table:style-name="ce98" office:value-type="string" calcext:value-type="string">
            <text:p>gain numerator</text:p>
          </table:table-cell>
          <table:table-cell table:style-name="ce86" office:value-type="string" calcext:value-type="string">
            <text:p>-</text:p>
          </table:table-cell>
          <table:table-cell table:style-name="ce96" office:value-type="string" calcext:value-type="string">
            <text:p>denominator</text:p>
          </table:table-cell>
          <table:table-cell table:style-name="ce85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8" office:value-type="string" calcext:value-type="string">
            <text:p>specific conversion</text:p>
          </table:table-cell>
          <table:table-cell table:style-name="ce87" office:value-type="string" calcext:value-type="string">
            <text:p>false</text:p>
          </table:table-cell>
          <table:table-cell table:style-name="ce97" office:value-type="string" calcext:value-type="string">
            <text:p>real offset</text:p>
          </table:table-cell>
          <table:table-cell table:style-name="ce104" office:value-type="string" calcext:value-type="string">
            <text:p>-</text:p>
          </table:table-cell>
          <table:table-cell table:style-name="ce97" office:value-type="string" calcext:value-type="string">
            <text:p>real gain</text:p>
          </table:table-cell>
          <table:table-cell table:style-name="ce118" office:value-type="string" calcext:value-type="string">
            <text:p>-</text:p>
          </table:table-cell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office:value-type="string" calcext:value-type="string">
            <text:p>comment</text:p>
          </table:table-cell>
          <table:table-cell table:style-name="ce88" office:value-type="string" calcext:value-type="string" table:number-columns-spanned="5" table:number-rows-spanned="1">
            <text:p>-</text:p>
          </table:table-cell>
          <table:covered-table-cell table:style-name="ce97"/>
          <table:covered-table-cell table:style-name="ce105"/>
          <table:covered-table-cell table:style-name="ce97"/>
          <table:covered-table-cell table:style-name="ce119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  <table:table-row table:style-name="ro1">
          <table:table-cell/>
          <table:table-cell table:style-name="ce69" office:value-type="string" calcext:value-type="string">
            <text:p>destination</text:p>
          </table:table-cell>
          <table:table-cell table:style-name="ce89" office:value-type="string" calcext:value-type="string" table:number-columns-spanned="5" table:number-rows-spanned="1">
            <text:p>-</text:p>
          </table:table-cell>
          <table:covered-table-cell table:style-name="ce97"/>
          <table:covered-table-cell table:style-name="ce105"/>
          <table:covered-table-cell table:style-name="ce97"/>
          <table:covered-table-cell table:style-name="ce119"/>
          <table:table-cell/>
          <table:table-cell office:value-type="string" calcext:value-type="string" table:number-columns-spanned="6" table:number-rows-spanned="1">
            <text:p>#error</text:p>
          </table:table-cell>
          <table:covered-table-cell table:number-columns-repeated="5"/>
          <table:table-cell table:number-columns-repeated="10"/>
        </table:table-row>
      </table:table>
      <table:table table:name="dictionary_1" table:style-name="ta1">
        <table:table-column table:style-name="co4" table:default-cell-style-name="Default"/>
        <table:table-column table:style-name="co13" table:default-cell-style-name="Default"/>
        <table:table-column table:style-name="co4" table:number-columns-repeated="9" table:default-cell-style-name="Default"/>
        <table:table-column table:style-name="co14" table:default-cell-style-name="Default"/>
        <table:table-column table:style-name="co4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1">
          <table:table-cell table:style-name="ce123" office:value-type="string" calcext:value-type="string" table:number-columns-spanned="19" table:number-rows-spanned="1">
            <text:p>Specification</text:p>
          </table:table-cell>
          <table:covered-table-cell table:number-columns-repeated="17" table:style-name="ce124"/>
          <table:covered-table-cell table:style-name="ce125"/>
          <table:table-cell table:style-name="ce125"/>
        </table:table-row>
        <table:table-row table:style-name="ro3">
          <table:table-cell table:style-name="ce123" office:value-type="string" calcext:value-type="string">
            <text:p>Requirement</text:p>
          </table:table-cell>
          <table:table-cell table:style-name="ce123" office:value-type="string" calcext:value-type="string">
            <text:p>Covered requirements</text:p>
          </table:table-cell>
          <table:table-cell table:style-name="ce123" office:value-type="string" calcext:value-type="string">
            <text:p>Reference</text:p>
          </table:table-cell>
          <table:table-cell table:style-name="ce123" office:value-type="string" calcext:value-type="string">
            <text:p>Status</text:p>
          </table:table-cell>
          <table:table-cell table:style-name="ce125"/>
          <table:table-cell table:style-name="ce123" office:value-type="string" calcext:value-type="string">
            <text:p>Structure</text:p>
          </table:table-cell>
          <table:table-cell table:style-name="ce123" office:value-type="string" calcext:value-type="string">
            <text:p>Name</text:p>
          </table:table-cell>
          <table:table-cell table:style-name="ce123" office:value-type="string" calcext:value-type="string">
            <text:p>Type</text:p>
          </table:table-cell>
          <table:table-cell table:style-name="ce123" office:value-type="string" calcext:value-type="string">
            <text:p>Ctype</text:p>
          </table:table-cell>
          <table:table-cell table:style-name="ce123" office:value-type="string" calcext:value-type="string">
            <text:p>Values</text:p>
          </table:table-cell>
          <table:table-cell table:style-name="ce123" office:value-type="string" calcext:value-type="string">
            <text:p>Resolution</text:p>
          </table:table-cell>
          <table:table-cell table:style-name="ce123" office:value-type="string" calcext:value-type="string">
            <text:p>Resolution shift</text:p>
          </table:table-cell>
          <table:table-cell table:style-name="ce123" office:value-type="string" calcext:value-type="string">
            <text:p>Min. /</text:p>
            <text:p>Min. length</text:p>
          </table:table-cell>
          <table:table-cell table:style-name="ce123" office:value-type="string" calcext:value-type="string">
            <text:p>Max. /</text:p>
            <text:p>Max. length</text:p>
          </table:table-cell>
          <table:table-cell table:style-name="ce123" office:value-type="string" calcext:value-type="string">
            <text:p>Empty allowed</text:p>
          </table:table-cell>
          <table:table-cell table:style-name="ce123" office:value-type="string" calcext:value-type="string">
            <text:p>Default value</text:p>
          </table:table-cell>
          <table:table-cell table:style-name="ce123" office:value-type="string" calcext:value-type="string">
            <text:p>Error values</text:p>
          </table:table-cell>
          <table:table-cell table:style-name="ce123" office:value-type="string" calcext:value-type="string">
            <text:p>Unit</text:p>
          </table:table-cell>
          <table:table-cell table:style-name="ce123" office:value-type="string" calcext:value-type="string">
            <text:p>Comment</text:p>
          </table:table-cell>
          <table:table-cell table:style-name="ce125"/>
        </table:table-row>
        <table:table-row table:style-name="ro1">
          <table:table-cell table:number-columns-repeated="20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</text:p>
          </table:table-cell>
          <table:table-cell table:number-columns-repeated="4"/>
          <table:table-cell office:value-type="string" calcext:value-type="string">
            <text:p>temp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bool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b</text:p>
          </table:table-cell>
          <table:table-cell table:number-columns-repeated="4"/>
          <table:table-cell office:value-type="string" calcext:value-type="string">
            <text:p>user</text:p>
          </table:table-cell>
          <table:table-cell office:value-type="string" calcext:value-type="string">
            <text:p>string</text:p>
          </table:table-cell>
          <table:table-cell office:value-type="string" calcext:value-type="string">
            <text:p>char *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c</text:p>
          </table:table-cell>
          <table:table-cell table:number-columns-repeated="4"/>
          <table:table-cell office:value-type="string" calcext:value-type="string">
            <text:p>node</text:p>
          </table:table-cell>
          <table:table-cell table:style-name="ce126" office:value-type="string" calcext:value-type="string">
            <text:p>floating</text:p>
          </table:table-cell>
          <table:table-cell office:value-type="string" calcext:value-type="string">
            <text:p>double</text:p>
          </table:table-cell>
          <table:table-cell table:number-columns-repeated="11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d</text:p>
          </table:table-cell>
          <table:table-cell table:number-columns-repeated="4"/>
          <table:table-cell office:value-type="string" calcext:value-type="string">
            <text:p>route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u8</text:p>
          </table:table-cell>
          <table:table-cell table:number-columns-repeated="11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e</text:p>
          </table:table-cell>
          <table:table-cell table:number-columns-repeated="4"/>
          <table:table-cell office:value-type="string" calcext:value-type="string">
            <text:p>label</text:p>
          </table:table-cell>
          <table:table-cell office:value-type="string" calcext:value-type="string">
            <text:p>integer</text:p>
          </table:table-cell>
          <table:table-cell office:value-type="string" calcext:value-type="string">
            <text:p>s32</text:p>
          </table:table-cell>
          <table:table-cell table:number-columns-repeated="11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office:value-type="string" calcext:value-type="string">
            <text:p>Types primitifs :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entier</text:p>
          </table:table-cell>
          <table:table-cell office:value-type="string" calcext:value-type="string">
            <text:p>bool, u8, enum, date, time</text:p>
          </table:table-cell>
          <table:table-cell table:number-columns-repeated="18"/>
        </table:table-row>
        <table:table-row table:style-name="ro1">
          <table:table-cell office:value-type="string" calcext:value-type="string">
            <text:p>décimal / flottant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Tableau étendu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chaine de caractère + encodag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bleau de type primitif, taille fixe ou non, blob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structure</text:p>
          </table:table-cell>
          <table:table-cell table:number-columns-repeated="19"/>
        </table:table-row>
        <table:table-row table:style-name="ro1">
          <table:table-cell office:value-type="string" calcext:value-type="string">
            <text:p>tableau de type non primitif, taille fixe ou non</text:p>
          </table:table-cell>
          <table:table-cell table:number-columns-repeated="19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union</text:p>
          </table:table-cell>
          <table:table-cell table:number-columns-repeated="19"/>
        </table:table-row>
        <table:table-row table:style-name="ro1" table:number-rows-repeated="6">
          <table:table-cell table:number-columns-repeated="20"/>
        </table:table-row>
        <table:table-row table:style-name="ro1">
          <table:table-cell office:value-type="string" calcext:value-type="string">
            <text:p>+ spécification d'endianisme</text:p>
          </table:table-cell>
          <table:table-cell table:number-columns-repeated="19"/>
        </table:table-row>
      </table:table>
      <table:table table:name="charmap" table:style-name="ta1">
        <table:table-column table:style-name="co4" table:default-cell-style-name="Default"/>
        <table:table-column table:style-name="co4" table:default-cell-style-name="ce130"/>
        <table:table-column table:style-name="co4" table:number-columns-repeated="2" table:default-cell-style-name="ce136"/>
        <table:table-column table:style-name="co4" table:default-cell-style-name="ce141"/>
        <table:table-row table:style-name="ro1">
          <table:table-cell/>
          <table:table-cell table:style-name="Default" table:number-columns-repeated="4"/>
        </table:table-row>
        <table:table-row table:style-name="ro1">
          <table:table-cell/>
          <table:table-cell table:style-name="ce127" office:value-type="string" calcext:value-type="string" table:number-columns-spanned="4" table:number-rows-spanned="1">
            <text:p>Character constants</text:p>
          </table:table-cell>
          <table:covered-table-cell table:number-columns-repeated="3" table:style-name="ce133"/>
        </table:table-row>
        <table:table-row table:style-name="ro1">
          <table:table-cell/>
          <table:table-cell table:style-name="ce128" office:value-type="string" calcext:value-type="string">
            <text:p>Enable</text:p>
          </table:table-cell>
          <table:table-cell table:style-name="ce134" office:value-type="string" calcext:value-type="string">
            <text:p>Name</text:p>
          </table:table-cell>
          <table:table-cell table:style-name="ce134" office:value-type="string" calcext:value-type="string">
            <text:p>Value</text:p>
          </table:table-cell>
          <table:table-cell table:style-name="ce139" office:value-type="string" calcext:value-type="string">
            <text:p>Protocol</text:p>
          </table:table-cell>
        </table:table-row>
        <table:table-row table:style-name="ro1">
          <table:table-cell/>
          <table:table-cell table:style-name="ce129" table:content-validation-name="val16" office:value-type="string" calcext:value-type="string">
            <text:p>yes</text:p>
          </table:table-cell>
          <table:table-cell table:style-name="ce135" office:value-type="string" calcext:value-type="string">
            <text:p>NUL (0x00)</text:p>
          </table:table-cell>
          <table:table-cell table:style-name="ce135" office:value-type="float" office:value="0" calcext:value-type="float">
            <text:p>0</text:p>
          </table:table-cell>
          <table:table-cell table:style-name="ce140" office:value-type="string" calcext:value-type="string">
            <text:p>-</text:p>
          </table:table-cell>
        </table:table-row>
        <table:table-row table:style-name="ro1">
          <table:table-cell/>
          <table:table-cell table:content-validation-name="val16" office:value-type="string" calcext:value-type="string">
            <text:p>yes</text:p>
          </table:table-cell>
          <table:table-cell office:value-type="string" calcext:value-type="string">
            <text:p>SOH (0x01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content-validation-name="val16" office:value-type="string" calcext:value-type="string">
            <text:p>yes</text:p>
          </table:table-cell>
          <table:table-cell office:value-type="string" calcext:value-type="string">
            <text:p>STX (0x02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content-validation-name="val16" office:value-type="string" calcext:value-type="string">
            <text:p>yes</text:p>
          </table:table-cell>
          <table:table-cell office:value-type="string" calcext:value-type="string">
            <text:p>ETX (0x03)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content-validation-name="val16" office:value-type="string" calcext:value-type="string">
            <text:p>yes</text:p>
          </table:table-cell>
          <table:table-cell office:value-type="string" calcext:value-type="string">
            <text:p>EOT (0x04)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</table:table-row>
        <table:table-row table:style-name="ro1">
          <table:table-cell/>
          <table:table-cell table:style-name="ce131" table:content-validation-name="val16" office:value-type="string" calcext:value-type="string">
            <text:p>yes</text:p>
          </table:table-cell>
          <table:table-cell table:style-name="ce137" office:value-type="string" calcext:value-type="string">
            <text:p>DLE (0x10)</text:p>
          </table:table-cell>
          <table:table-cell table:style-name="ce137" office:value-type="float" office:value="16" calcext:value-type="float">
            <text:p>16</text:p>
          </table:table-cell>
          <table:table-cell table:style-name="ce142" office:value-type="string" calcext:value-type="string">
            <text:p>-</text:p>
          </table:table-cell>
        </table:table-row>
        <table:table-row table:style-name="ro1">
          <table:table-cell/>
          <table:table-cell table:style-name="ce132"/>
          <table:table-cell table:style-name="ce138" table:number-columns-repeated="2"/>
          <table:table-cell table:style-name="ce143"/>
        </table:table-row>
        <table:table-row table:style-name="ro1">
          <table:table-cell/>
          <table:table-cell table:style-name="ce129" table:content-validation-name="val16" office:value-type="string" calcext:value-type="string">
            <text:p>no</text:p>
          </table:table-cell>
          <table:table-cell table:style-name="ce135" office:value-type="string" calcext:value-type="string">
            <text:p>DOLLAR</text:p>
          </table:table-cell>
          <table:table-cell table:style-name="ce135" office:value-type="float" office:value="36" calcext:value-type="float">
            <text:p>36</text:p>
          </table:table-cell>
          <table:table-cell table:style-name="ce140" office:value-type="string" calcext:value-type="string">
            <text:p>NMEA_0183</text:p>
          </table:table-cell>
        </table:table-row>
        <table:table-row table:style-name="ro1">
          <table:table-cell/>
          <table:table-cell table:style-name="ce131" table:content-validation-name="val16" office:value-type="string" calcext:value-type="string">
            <text:p>no</text:p>
          </table:table-cell>
          <table:table-cell table:style-name="ce137" office:value-type="string" calcext:value-type="string">
            <text:p>ASTERISK</text:p>
          </table:table-cell>
          <table:table-cell table:style-name="ce137" office:value-type="float" office:value="42" calcext:value-type="float">
            <text:p>42</text:p>
          </table:table-cell>
          <table:table-cell table:style-name="ce142" office:value-type="string" calcext:value-type="string">
            <text:p>NMEA_0183</text:p>
          </table:table-cell>
        </table:table-row>
      </table:table>
      <table:table table:name="how-to" table:style-name="ta1">
        <table:table-column table:style-name="co4" table:default-cell-style-name="Default"/>
        <table:table-row table:style-name="ro1">
          <table:table-cell office:value-type="string" calcext:value-type="string">
            <text:p>needed data</text:p>
          </table:table-cell>
        </table:table-row>
        <table:table-row table:style-name="ro1">
          <table:table-cell office:value-type="string" calcext:value-type="string">
            <text:p>no effect data</text:p>
          </table:table-cell>
        </table:table-row>
        <table:table-row table:style-name="ro1">
          <table:table-cell office:value-type="string" calcext:value-type="string">
            <text:p>comment</text:p>
          </table:table-cell>
        </table:table-row>
      </table:table>
      <table:table table:name="-validity-" table:style-name="ta1">
        <table:table-column table:style-name="co17" table:default-cell-style-name="ce144"/>
        <table:table-column table:style-name="co4" table:number-columns-repeated="7" table:default-cell-style-name="ce144"/>
        <table:table-column table:style-name="co18" table:default-cell-style-name="ce144"/>
        <table:table-column table:style-name="co19" table:default-cell-style-name="ce144"/>
        <table:table-column table:style-name="co4" table:number-columns-repeated="1014" table:default-cell-style-name="ce144"/>
        <table:table-row table:style-name="ro1">
          <table:table-cell office:value-type="string" calcext:value-type="string">
            <text:p>(do not modify)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1">
          <table:table-cell table:style-name="ce145" office:value-type="string" calcext:value-type="string">
            <text:p>protocol head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protocol_media_type</text:p>
          </table:table-cell>
          <table:table-cell office:value-type="string" calcext:value-type="string">
            <text:p>EIA-232</text:p>
          </table:table-cell>
          <table:table-cell office:value-type="string" calcext:value-type="string">
            <text:p>EIA-422</text:p>
          </table:table-cell>
          <table:table-cell office:value-type="string" calcext:value-type="string">
            <text:p>EIA-485</text:p>
          </table:table-cell>
          <table:table-cell office:value-type="string" calcext:value-type="string">
            <text:p>CAN</text:p>
          </table:table-cell>
          <table:table-cell office:value-type="string" calcext:value-type="string">
            <text:p>UDP</text:p>
          </table:table-cell>
          <table:table-cell office:value-type="string" calcext:value-type="string">
            <text:p>TCP</text:p>
          </table:table-cell>
          <table:table-cell table:number-columns-repeated="1017"/>
        </table:table-row>
        <table:table-row table:style-name="ro1">
          <table:table-cell office:value-type="string" calcext:value-type="string">
            <text:p>protocol_type</text:p>
          </table:table-cell>
          <table:table-cell office:value-type="string" calcext:value-type="string">
            <text:p>binary</text:p>
          </table:table-cell>
          <table:table-cell office:value-type="string" calcext:value-type="string">
            <text:p>text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ocol_baud_rate</text:p>
          </table:table-cell>
          <table:table-cell office:value-type="float" office:value="50" calcext:value-type="float">
            <text:p>50</text:p>
          </table:table-cell>
          <table:table-cell office:value-type="float" office:value="75" calcext:value-type="float">
            <text:p>75</text:p>
          </table:table-cell>
          <table:table-cell office:value-type="float" office:value="110" calcext:value-type="float">
            <text:p>110</text:p>
          </table:table-cell>
          <table:table-cell office:value-type="float" office:value="134" calcext:value-type="float">
            <text:p>134</text:p>
          </table:table-cell>
          <table:table-cell office:value-type="float" office:value="150" calcext:value-type="float">
            <text:p>150</text:p>
          </table:table-cell>
          <table:table-cell office:value-type="float" office:value="200" calcext:value-type="float">
            <text:p>200</text:p>
          </table:table-cell>
          <table:table-cell office:value-type="float" office:value="300" calcext:value-type="float">
            <text:p>300</text:p>
          </table:table-cell>
          <table:table-cell office:value-type="float" office:value="600" calcext:value-type="float">
            <text:p>600</text:p>
          </table:table-cell>
          <table:table-cell office:value-type="float" office:value="1200" calcext:value-type="float">
            <text:p>1200</text:p>
          </table:table-cell>
          <table:table-cell office:value-type="float" office:value="1800" calcext:value-type="float">
            <text:p>1800</text:p>
          </table:table-cell>
          <table:table-cell office:value-type="float" office:value="2400" calcext:value-type="float">
            <text:p>2400</text:p>
          </table:table-cell>
          <table:table-cell office:value-type="float" office:value="4800" calcext:value-type="float">
            <text:p>4800</text:p>
          </table:table-cell>
          <table:table-cell office:value-type="float" office:value="9600" calcext:value-type="float">
            <text:p>9600</text:p>
          </table:table-cell>
          <table:table-cell office:value-type="float" office:value="19200" calcext:value-type="float">
            <text:p>19200</text:p>
          </table:table-cell>
          <table:table-cell office:value-type="float" office:value="38400" calcext:value-type="float">
            <text:p>38400</text:p>
          </table:table-cell>
          <table:table-cell office:value-type="float" office:value="57600" calcext:value-type="float">
            <text:p>57600</text:p>
          </table:table-cell>
          <table:table-cell office:value-type="float" office:value="115200" calcext:value-type="float">
            <text:p>115200</text:p>
          </table:table-cell>
          <table:table-cell office:value-type="float" office:value="230400" calcext:value-type="float">
            <text:p>230400</text:p>
          </table:table-cell>
          <table:table-cell table:number-columns-repeated="1005"/>
        </table:table-row>
        <table:table-row table:style-name="ro1">
          <table:table-cell office:value-type="string" calcext:value-type="string">
            <text:p>protocol_data_bits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col_parity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odd</text:p>
          </table:table-cell>
          <table:table-cell office:value-type="string" calcext:value-type="string">
            <text:p>even</text:p>
          </table:table-cell>
          <table:table-cell office:value-type="string" calcext:value-type="string">
            <text:p>mark</text:p>
          </table:table-cell>
          <table:table-cell office:value-type="string" calcext:value-type="string">
            <text:p>space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rotocol_stop_bits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rotocol_flow_control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XON/XOFF</text:p>
          </table:table-cell>
          <table:table-cell office:value-type="string" calcext:value-type="string">
            <text:p>RTS/CTS</text:p>
          </table:table-cell>
          <table:table-cell office:value-type="string" calcext:value-type="string">
            <text:p>XON/XOFF + RTS/CTS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protocol_serial_output</text:p>
          </table:table-cell>
          <table:table-cell office:value-type="string" calcext:value-type="string">
            <text:p>unchanged</text:p>
          </table:table-cell>
          <table:table-cell office:value-type="string" calcext:value-type="string">
            <text:p>inactive</text:p>
          </table:table-cell>
          <table:table-cell office:value-type="string" calcext:value-type="string">
            <text:p>active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rotocol_crc</text:p>
          </table:table-cell>
          <table:table-cell office:value-type="string" calcext:value-type="string">
            <text:p>crc-5</text:p>
          </table:table-cell>
          <table:table-cell office:value-type="string" calcext:value-type="string">
            <text:p>crc-8</text:p>
          </table:table-cell>
          <table:table-cell office:value-type="string" calcext:value-type="string">
            <text:p>dallas-1-wire</text:p>
          </table:table-cell>
          <table:table-cell office:value-type="string" calcext:value-type="string">
            <text:p>crc-12-3gpp</text:p>
          </table:table-cell>
          <table:table-cell office:value-type="string" calcext:value-type="string">
            <text:p>crc-15</text:p>
          </table:table-cell>
          <table:table-cell office:value-type="string" calcext:value-type="string">
            <text:p>crc-16</text:p>
          </table:table-cell>
          <table:table-cell office:value-type="string" calcext:value-type="string">
            <text:p>crc-16-usb</text:p>
          </table:table-cell>
          <table:table-cell office:value-type="string" calcext:value-type="string">
            <text:p>crc-16-modbus</text:p>
          </table:table-cell>
          <table:table-cell office:value-type="string" calcext:value-type="string">
            <text:p>crc-16-genibus</text:p>
          </table:table-cell>
          <table:table-cell office:value-type="string" calcext:value-type="string">
            <text:p>ccitt</text:p>
          </table:table-cell>
          <table:table-cell office:value-type="string" calcext:value-type="string">
            <text:p>r-crc-16</text:p>
          </table:table-cell>
          <table:table-cell office:value-type="string" calcext:value-type="string">
            <text:p>kermit</text:p>
          </table:table-cell>
          <table:table-cell office:value-type="string" calcext:value-type="string">
            <text:p>x-25</text:p>
          </table:table-cell>
          <table:table-cell office:value-type="string" calcext:value-type="string">
            <text:p>xmodem</text:p>
          </table:table-cell>
          <table:table-cell office:value-type="string" calcext:value-type="string">
            <text:p>zmodem</text:p>
          </table:table-cell>
          <table:table-cell office:value-type="string" calcext:value-type="string">
            <text:p>crc-24</text:p>
          </table:table-cell>
          <table:table-cell office:value-type="string" calcext:value-type="string">
            <text:p>crc-32</text:p>
          </table:table-cell>
          <table:table-cell office:value-type="string" calcext:value-type="string">
            <text:p>crc-32c</text:p>
          </table:table-cell>
          <table:table-cell office:value-type="string" calcext:value-type="string">
            <text:p>crc-32-mpeg</text:p>
          </table:table-cell>
          <table:table-cell office:value-type="string" calcext:value-type="string">
            <text:p>crc-32-bzip2</text:p>
          </table:table-cell>
          <table:table-cell office:value-type="string" calcext:value-type="string">
            <text:p>posix</text:p>
          </table:table-cell>
          <table:table-cell office:value-type="string" calcext:value-type="string">
            <text:p>jam</text:p>
          </table:table-cell>
          <table:table-cell office:value-type="string" calcext:value-type="string">
            <text:p>xfer</text:p>
          </table:table-cell>
          <table:table-cell office:value-type="string" calcext:value-type="string">
            <text:p>crc-64</text:p>
          </table:table-cell>
          <table:table-cell office:value-type="string" calcext:value-type="string">
            <text:p>crc-64-jones</text:p>
          </table:table-cell>
          <table:table-cell office:value-type="string" calcext:value-type="string">
            <text:p>crc-64-xz</text:p>
          </table:table-cell>
          <table:table-cell table:number-columns-repeated="997"/>
        </table:table-row>
        <table:table-row table:style-name="ro1" table:number-rows-repeated="104856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protocol_baud_rate" table:target-range-address="'-validity-'.B6:'-validity-'.S6" table:contains-header="false" table:orientation="column"/>
        <table:database-range table:name="protocol_characters" table:target-range-address="charmap.C4:charmap.C12" table:contains-header="false" table:orientation="column"/>
        <table:database-range table:name="protocol_crc" table:target-range-address="'-validity-'.B12:'-validity-'.AA12" table:contains-header="false" table:orientation="column"/>
        <table:database-range table:name="protocol_data_bits" table:target-range-address="'-validity-'.B7:'-validity-'.F7" table:contains-header="false" table:orientation="column"/>
        <table:database-range table:name="protocol_flow_control" table:target-range-address="'-validity-'.B10:'-validity-'.E10" table:contains-header="false" table:orientation="column"/>
        <table:database-range table:name="protocol_media_type" table:target-range-address="'-validity-'.B4:'-validity-'.G4" table:contains-header="false" table:orientation="column"/>
        <table:database-range table:name="protocol_parity" table:target-range-address="'-validity-'.B8:'-validity-'.F8" table:contains-header="false" table:orientation="column"/>
        <table:database-range table:name="protocol_serial_output" table:target-range-address="'-validity-'.B11:'-validity-'.D11" table:contains-header="false" table:orientation="column"/>
        <table:database-range table:name="protocol_stop_bits" table:target-range-address="'-validity-'.B9:'-validity-'.C9" table:contains-header="false" table:orientation="column"/>
        <table:database-range table:name="protocol_type" table:target-range-address="'-validity-'.B5:'-validity-'.C5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" svg:font-family="Courier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fr" number:country="FR">F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fr" number:country="FR">F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fr" number:country="FR">F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F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fr" number:country="FR">F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fr" number:country="FR">F</number:currency-symbol>
      <style:map style:condition="value()&gt;=0" style:apply-style-name="N115P0"/>
    </number:currency-style>
    <number:currency-style style:name="N11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7P0"/>
    </number:currency-style>
    <number:number-style style:name="N119P0" style:volatile="true">
      <number:number number:decimal-places="0" number:min-integer-digits="1" number:grouping="true"/>
      <number:text> €</number:text>
    </number:number-style>
    <number:number-style style:name="N119">
      <number:text>-</number:text>
      <number:number number:decimal-places="0" number:min-integer-digits="1" number:grouping="true"/>
      <number:text> €</number:text>
      <style:map style:condition="value()&gt;=0" style:apply-style-name="N119P0"/>
    </number:number-style>
    <number:number-style style:name="N120P0" style:volatile="true">
      <number:number number:decimal-places="0" number:min-integer-digits="1" number:grouping="true"/>
      <number:text> €</number:text>
    </number:number-style>
    <number:number-style style:name="N120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20P0"/>
    </number:number-style>
    <number:number-style style:name="N122P0" style:volatile="true">
      <number:number number:decimal-places="2" number:min-integer-digits="1" number:grouping="true"/>
      <number:text> €</number:text>
    </number:number-style>
    <number:number-style style:name="N122">
      <number:text>-</number:text>
      <number:number number:decimal-places="2" number:min-integer-digits="1" number:grouping="true"/>
      <number:text> €</number:text>
      <style:map style:condition="value()&gt;=0" style:apply-style-name="N122P0"/>
    </number:number-style>
    <number:number-style style:name="N123P0" style:volatile="true">
      <number:number number:decimal-places="2" number:min-integer-digits="1" number:grouping="true"/>
      <number:text> €</number:text>
    </number:number-style>
    <number:number-style style:name="N123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23P0"/>
    </number:number-style>
    <number:number-style style:name="N127P0" style:volatile="true">
      <number:number number:decimal-places="0" number:min-integer-digits="1" number:grouping="true"/>
      <number:text>    </number:text>
    </number:number-style>
    <number:number-style style:name="N127P1" style:volatile="true">
      <number:text>-</number:text>
      <number:number number:decimal-places="0" number:min-integer-digits="1" number:grouping="true"/>
      <number:text>    </number:text>
    </number:number-style>
    <number:number-style style:name="N127P2" style:volatile="true">
      <number:text> -    </number:text>
    </number:number-style>
    <number:text-style style:name="N127"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number number:decimal-places="0" number:min-integer-digits="1" number:grouping="true"/>
      <number:text> € </number:text>
    </number:number-style>
    <number:number-style style:name="N131P1" style:volatile="true">
      <number:text>-</number:text>
      <number:number number:decimal-places="0" number:min-integer-digits="1" number:grouping="true"/>
      <number:text> € </number:text>
    </number:number-style>
    <number:number-style style:name="N131P2" style:volatile="true">
      <number:text> - € </number:text>
    </number:number-style>
    <number:text-style style:name="N131"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number number:decimal-places="2" number:min-integer-digits="1" number:grouping="true"/>
      <number:text>    </number:text>
    </number:number-style>
    <number:number-style style:name="N135P1" style:volatile="true">
      <number:text>-</number:text>
      <number:number number:decimal-places="2" number:min-integer-digits="1" number:grouping="true"/>
      <number:text>    </number:text>
    </number:number-style>
    <number:number-style style:name="N135P2" style:volatile="true">
      <number:text> -</number:text>
      <number:number number:decimal-places="0" number:min-integer-digits="0"/>
      <number:text>    </number:text>
    </number:number-style>
    <number:text-style style:name="N135"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number number:decimal-places="2" number:min-integer-digits="1" number:grouping="true"/>
      <number:text> € </number:text>
    </number:number-style>
    <number:number-style style:name="N139P1" style:volatile="true">
      <number:text>-</number:text>
      <number:number number:decimal-places="2" number:min-integer-digits="1" number:grouping="true"/>
      <number:text> € </number:text>
    </number:number-style>
    <number:number-style style:name="N139P2" style:volatile="true">
      <number:text> -</number:text>
      <number:number number:decimal-places="0" number:min-integer-digits="0"/>
      <number:text> € </number:text>
    </number:number-style>
    <number:text-style style:name="N139"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integer-digits="3" number:min-exponent-digits="1"/>
    </number:number-style>
    <number:date-style style:name="N144P0" style:volatile="true">
      <number:year number:style="long"/>
      <number:text>-</number:text>
      <number:month number:style="long"/>
      <number:text>-</number:text>
      <number:day number:style="long"/>
    </number:date-style>
    <number:text-style style:name="N144">
      <number:text-content/>
      <style:map style:condition="value()&gt;=0" style:apply-style-name="N144P0"/>
    </number:text-style>
    <number:number-style style:name="N146P0" style:volatile="true">
      <number:text>Vrai</number:text>
    </number:number-style>
    <number:number-style style:name="N146P1" style:volatile="true">
      <number:text>Vrai</number:text>
    </number:number-style>
    <number:number-style style:name="N146">
      <number:text>Faux</number:text>
      <style:map style:condition="value()&gt;0" style:apply-style-name="N146P0"/>
      <style:map style:condition="value()&lt;0" style:apply-style-name="N146P1"/>
    </number:number-style>
    <number:number-style style:name="N148P0" style:volatile="true">
      <number:text>Actif</number:text>
    </number:number-style>
    <number:number-style style:name="N148P1" style:volatile="true">
      <number:text>Actif</number:text>
    </number:number-style>
    <number:number-style style:name="N148">
      <number:text>Inactif</number:text>
      <style:map style:condition="value()&gt;0" style:apply-style-name="N148P0"/>
      <style:map style:condition="value()&lt;0" style:apply-style-name="N148P1"/>
    </number:number-style>
    <number:currency-style style:name="N150P0" style:volatile="true">
      <number:currency-symbol>€</number:currency-symbol>
      <number:text> </number:text>
      <number:number number:decimal-places="2" number:min-integer-digits="1" number:grouping="true"/>
      <number:text> </number:text>
    </number:currency-style>
    <number:currency-style style:name="N150">
      <style:text-properties fo:color="#ff0000"/>
      <number:text>(</number:text>
      <number:currency-symbol>€</number:currency-symbol>
      <number:text> </number:text>
      <number:number number:decimal-places="2" number:min-integer-digits="1" number:grouping="true"/>
      <number:text>)</number:text>
      <style:map style:condition="value()&gt;=0" style:apply-style-name="N150P0"/>
    </number:currency-style>
    <number:percentage-style style:name="N151">
      <number:number number:decimal-places="3" number:min-integer-digits="1"/>
      <number:text>%</number:text>
    </number:percentage-style>
    <number:percentage-style style:name="N152">
      <number:number number:decimal-places="1" number:min-integer-digits="1"/>
      <number:text>%</number:text>
    </number:percentage-style>
    <number:percentage-style style:name="N153">
      <number:number number:decimal-places="1" number:min-integer-digits="1" number:display-factor="1000"/>
      <number:text>%</number:text>
    </number:percentage-style>
    <number:percentage-style style:name="N154">
      <number:number number:decimal-places="1" number:min-integer-digits="1"/>
      <number:text> %</number:text>
    </number:percentage-style>
    <number:number-style style:name="N155">
      <number:number number:decimal-places="3" number:min-integer-digits="1"/>
    </number:number-style>
    <number:number-style style:name="N156">
      <number:number number:decimal-places="4" number:min-integer-digits="1"/>
    </number:number-style>
    <number:number-style style:name="N157">
      <number:number number:decimal-places="5" number:min-integer-digits="1"/>
    </number:number-style>
    <number:number-style style:name="N158">
      <number:number number:decimal-places="0" number:min-integer-digits="2"/>
    </number:number-style>
    <number:number-style style:name="N159">
      <number:fraction number:min-numerator-digits="1" number:min-denominator-digits="1"/>
    </number:number-style>
    <number:number-style style:name="N161P0" style:volatile="true">
      <number:number number:decimal-places="0" number:min-integer-digits="1" number:grouping="true"/>
      <number:text> F</number:text>
    </number:number-style>
    <number:number-style style:name="N161">
      <number:text>-</number:text>
      <number:number number:decimal-places="0" number:min-integer-digits="1" number:grouping="true"/>
      <number:text> F</number:text>
      <style:map style:condition="value()&gt;=0" style:apply-style-name="N161P0"/>
    </number:number-style>
    <number:number-style style:name="N162P0" style:volatile="true">
      <number:number number:decimal-places="0" number:min-integer-digits="1" number:grouping="true"/>
      <number:text> F</number:text>
    </number:number-style>
    <number:number-style style:name="N162">
      <style:text-properties fo:color="#ff0000"/>
      <number:text>-</number:text>
      <number:number number:decimal-places="0" number:min-integer-digits="1" number:grouping="true"/>
      <number:text> F</number:text>
      <style:map style:condition="value()&gt;=0" style:apply-style-name="N162P0"/>
    </number:number-style>
    <number:number-style style:name="N164P0" style:volatile="true">
      <number:number number:decimal-places="2" number:min-integer-digits="1" number:grouping="true"/>
      <number:text> F</number:text>
    </number:number-style>
    <number:number-style style:name="N164">
      <number:text>-</number:text>
      <number:number number:decimal-places="2" number:min-integer-digits="1" number:grouping="true"/>
      <number:text> F</number:text>
      <style:map style:condition="value()&gt;=0" style:apply-style-name="N164P0"/>
    </number:number-style>
    <number:number-style style:name="N165P0" style:volatile="true">
      <number:number number:decimal-places="2" number:min-integer-digits="1" number:grouping="true"/>
      <number:text> F</number:text>
    </number:number-style>
    <number:number-style style:name="N165">
      <style:text-properties fo:color="#ff0000"/>
      <number:text>-</number:text>
      <number:number number:decimal-places="2" number:min-integer-digits="1" number:grouping="true"/>
      <number:text> F</number:text>
      <style:map style:condition="value()&gt;=0" style:apply-style-name="N165P0"/>
    </number:number-style>
    <number:number-style style:name="N169P0" style:volatile="true">
      <number:number number:decimal-places="0" number:min-integer-digits="1" number:grouping="true"/>
      <number:text> F </number:text>
    </number:number-style>
    <number:number-style style:name="N169P1" style:volatile="true">
      <number:text>-</number:text>
      <number:number number:decimal-places="0" number:min-integer-digits="1" number:grouping="true"/>
      <number:text> F </number:text>
    </number:number-style>
    <number:number-style style:name="N169P2" style:volatile="true">
      <number:text> - F </number:text>
    </number:number-style>
    <number:text-style style:name="N169">
      <number:text-content/>
      <number:text> </number:text>
      <style:map style:condition="value()&gt;0" style:apply-style-name="N169P0"/>
      <style:map style:condition="value()&lt;0" style:apply-style-name="N169P1"/>
      <style:map style:condition="value()=0" style:apply-style-name="N169P2"/>
    </number:text-style>
    <number:number-style style:name="N173P0" style:volatile="true">
      <number:number number:decimal-places="2" number:min-integer-digits="1" number:grouping="true"/>
      <number:text> F </number:text>
    </number:number-style>
    <number:number-style style:name="N173P1" style:volatile="true">
      <number:text>-</number:text>
      <number:number number:decimal-places="2" number:min-integer-digits="1" number:grouping="true"/>
      <number:text> F </number:text>
    </number:number-style>
    <number:number-style style:name="N173P2" style:volatile="true">
      <number:text> -</number:text>
      <number:number number:decimal-places="0" number:min-integer-digits="0"/>
      <number:text> F </number:text>
    </number:number-style>
    <number:text-style style:name="N173">
      <number:text-content/>
      <number:text> </number:text>
      <style:map style:condition="value()&gt;0" style:apply-style-name="N173P0"/>
      <style:map style:condition="value()&lt;0" style:apply-style-name="N173P1"/>
      <style:map style:condition="value()=0" style:apply-style-name="N173P2"/>
    </number:text-style>
    <number:date-style style:name="N174P0" style:volatile="true">
      <number:day number:style="long"/>
      <number:text>/</number:text>
      <number:month number:style="long"/>
      <number:text>/</number:text>
      <number:year/>
    </number:date-style>
    <number:text-style style:name="N174">
      <number:text-content/>
      <style:map style:condition="value()&gt;=0" style:apply-style-name="N174P0"/>
    </number:text-style>
    <number:number-style style:name="N175">
      <number:number number:min-integer-digits="1"/>
      <number:text> </number:text>
    </number:number-style>
    <number:number-style style:name="N176">
      <number:text>Evol=</number:text>
      <number:number number:min-integer-digits="1"/>
      <number:text/>
    </number:number-style>
    <number:number-style style:name="N179P0" style:volatile="true">
      <number:number number:decimal-places="1" number:min-integer-digits="1" number:grouping="true"/>
      <number:text>    </number:text>
    </number:number-style>
    <number:number-style style:name="N179P1" style:volatile="true">
      <number:text>-</number:text>
      <number:number number:decimal-places="1" number:min-integer-digits="1" number:grouping="true"/>
      <number:text>    </number:text>
    </number:number-style>
    <number:number-style style:name="N179P2" style:volatile="true">
      <number:text> -</number:text>
      <number:number number:decimal-places="0" number:min-integer-digits="0"/>
      <number:text>    </number:text>
    </number:number-style>
    <number:text-style style:name="N179"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number:number number:decimal-places="0" number:min-integer-digits="1" number:grouping="true"/>
      <number:text>    </number:text>
    </number:number-style>
    <number:number-style style:name="N180P1" style:volatile="true">
      <number:text>-</number:text>
      <number:number number:decimal-places="0" number:min-integer-digits="1" number:grouping="true"/>
      <number:text>    </number:text>
    </number:number-style>
    <number:number-style style:name="N180P2" style:volatile="true">
      <number:text> -</number:text>
      <number:number number:decimal-places="0" number:min-integer-digits="0"/>
      <number:text>    </number:text>
    </number:number-style>
    <number:text-style style:name="N180"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">
      <number:text>V</number:text>
      <number:number number:min-integer-digits="1"/>
      <number:text/>
    </number:number-style>
    <number:number-style style:name="N182">
      <number:text>V</number:text>
      <number:number number:decimal-places="2" number:min-integer-digits="1"/>
    </number:number-style>
    <number:number-style style:name="N183">
      <number:text>W</number:text>
      <number:number number:decimal-places="0" number:min-integer-digits="1"/>
    </number:number-style>
    <number:number-style style:name="N184P0" style:volatile="true">
      <number:number number:min-integer-digits="1"/>
      <number:text/>
    </number:number-style>
    <number:number-style style:name="N184P1" style:volatile="true">
      <number:number number:min-integer-digits="1"/>
      <number:text/>
    </number:number-style>
    <number:number-style style:name="N184P2" style:volatile="true">
      <number:text> - € </number:text>
    </number:number-style>
    <number:text-style style:name="N184"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6P0" style:volatile="true">
      <number:number number:min-integer-digits="1"/>
      <number:text/>
    </number:number-style>
    <number:number-style style:name="N186P1" style:volatile="true">
      <number:number number:min-integer-digits="1"/>
      <number:text/>
    </number:number-style>
    <number:number-style style:name="N186P2" style:volatile="true">
      <number:text> -  </number:text>
    </number:number-style>
    <number:text-style style:name="N186">
      <number:text-content/>
      <number:text> </number:text>
      <style:map style:condition="value()&gt;0" style:apply-style-name="N186P0"/>
      <style:map style:condition="value()&lt;0" style:apply-style-name="N186P1"/>
      <style:map style:condition="value()=0" style:apply-style-name="N186P2"/>
    </number:text-style>
    <number:number-style style:name="N189P0" style:volatile="true">
      <number:number number:decimal-places="0" number:min-integer-digits="1"/>
    </number:number-style>
    <number:number-style style:name="N189P1" style:volatile="true">
      <number:text>-</number:text>
      <number:number number:decimal-places="0" number:min-integer-digits="1"/>
    </number:number-style>
    <number:number-style style:name="N189P2" style:volatile="true">
      <number:text> -</number:text>
    </number:number-style>
    <number:text-style style:name="N189">
      <number:text-content/>
      <number:text> </number:text>
      <style:map style:condition="value()&gt;0" style:apply-style-name="N189P0"/>
      <style:map style:condition="value()&lt;0" style:apply-style-name="N189P1"/>
      <style:map style:condition="value()=0" style:apply-style-name="N189P2"/>
    </number:text-style>
    <number:number-style style:name="N191P0" style:volatile="true">
      <number:number number:decimal-places="0" number:min-integer-digits="1"/>
    </number:number-style>
    <number:number-style style:name="N191P1" style:volatile="true">
      <number:text>-</number:text>
      <number:number number:decimal-places="0" number:min-integer-digits="1"/>
    </number:number-style>
    <number:number-style style:name="N191P2" style:volatile="true">
      <number:text/>
    </number:number-style>
    <number:text-style style:name="N191"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time-style style:name="N192">
      <number:hours number:style="long"/>
      <number:text>h</number:text>
      <number:minutes number:style="long"/>
    </number:time-style>
    <number:time-style style:name="N193">
      <number:hours number:style="long"/>
      <number:text> h </number:text>
      <number:minutes number:style="long"/>
    </number:time-style>
    <number:number-style style:name="N194">
      <number:number number:decimal-places="2" number:min-integer-digits="1"/>
      <number:text> hours</number:text>
    </number:number-style>
    <number:number-style style:name="N195">
      <number:number number:decimal-places="1" number:min-integer-digits="1"/>
    </number:number-style>
    <number:number-style style:name="N196">
      <number:number number:decimal-places="6" number:min-integer-digits="1"/>
    </number:number-style>
    <number:currency-style style:name="N19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9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97P0"/>
    </number:currency-style>
    <number:date-style style:name="N10106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07" number:language="fr" number:country="FR">
      <number:day number:style="long"/>
      <number:text>-</number:text>
      <number:month number:textual="true"/>
    </number:date-style>
    <number:date-style style:name="N10108" number:language="fr" number:country="FR">
      <number:month number:textual="true"/>
      <number:text>-</number:text>
      <number:year/>
    </number:date-style>
    <number:time-style style:name="N10109" number:language="fr" number:country="FR">
      <number:hours/>
      <number:text>:</number:text>
      <number:minutes number:style="long"/>
      <number:text> </number:text>
      <number:am-pm/>
    </number:time-style>
    <number:time-style style:name="N10110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1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3P0" style:volatile="true" number:language="fr" number:country="FR">
      <number:number number:decimal-places="0" number:min-integer-digits="1" number:grouping="true"/>
      <number:text>   </number:text>
    </number:number-style>
    <number:number-style style:name="N10113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3P0"/>
    </number:number-style>
    <number:number-style style:name="N10114P0" style:volatile="true" number:language="fr" number:country="FR">
      <number:number number:decimal-places="0" number:min-integer-digits="1" number:grouping="true"/>
      <number:text>   </number:text>
    </number:number-style>
    <number:number-style style:name="N10114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14P0"/>
    </number:number-style>
    <number:number-style style:name="N10116P0" style:volatile="true" number:language="fr" number:country="FR">
      <number:number number:decimal-places="2" number:min-integer-digits="1" number:grouping="true"/>
      <number:text>   </number:text>
    </number:number-style>
    <number:number-style style:name="N10116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16P0"/>
    </number:number-style>
    <number:number-style style:name="N10117P0" style:volatile="true" number:language="fr" number:country="FR">
      <number:number number:decimal-places="2" number:min-integer-digits="1" number:grouping="true"/>
      <number:text>   </number:text>
    </number:number-style>
    <number:number-style style:name="N10117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17P0"/>
    </number:number-style>
    <number:number-style style:name="N10119P0" style:volatile="true" number:language="fr" number:country="FR">
      <number:number number:decimal-places="0" number:min-integer-digits="1" number:grouping="true"/>
      <number:text> €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€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€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€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23P0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Octet_20_heading" style:display-name="Octet heading" style:family="table-cell" style:parent-style-name="Default">
      <style:table-cell-properties style:text-align-source="fix" style:repeat-content="false"/>
      <style:paragraph-properties fo:text-align="end"/>
    </style:style>
    <style:style style:name="Bit_20_heading" style:display-name="Bit heading" style:family="table-cell" style:parent-style-name="Default">
      <style:table-cell-properties fo:background-color="#729fcf" style:text-align-source="fix" style:repeat-content="false" fo:border="0.14pt solid #000000"/>
      <style:paragraph-properties fo:text-align="center"/>
    </style:style>
    <style:style style:name="Frame_20_heading" style:display-name="Frame heading" style:family="table-cell" style:parent-style-name="Default">
      <style:table-cell-properties fo:background-color="#ffc800" style:text-align-source="fix" style:repeat-content="false" fo:border="0.14pt solid #000000"/>
      <style:paragraph-properties fo:text-align="center"/>
    </style:style>
    <style:style style:name="Spare" style:family="table-cell" style:parent-style-name="Default">
      <style:table-cell-properties fo:background-color="#c0c0c0" style:text-align-source="fix" style:repeat-content="false" fo:border="0.14pt solid #000000"/>
      <style:paragraph-properties fo:text-align="center"/>
    </style:style>
    <style:style style:name="Field" style:family="table-cell" style:parent-style-name="Default">
      <style:table-cell-properties fo:background-color="#ffafaf" style:text-align-source="fix" style:repeat-content="false" fo:border="0.14pt solid #000000" style:vertical-align="middle"/>
      <style:paragraph-properties fo:text-align="center"/>
    </style:style>
    <draw:marker draw:name="Extrémités_20_de_20_ligne_20_1" draw:display-name="Extrémités de lign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/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04">00/00/0000</text:date>, <text:time style:data-style-name="N2" text:time-value="20:37:42.12542254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livier TARTROU</meta:initial-creator>
    <meta:creation-date>2015-10-30T20:03:22.185283559</meta:creation-date>
    <meta:generator>LibreOffice/4.2.8.2$Linux_X86_64 LibreOffice_project/420m0$Build-2</meta:generator>
    <dc:date>2015-11-04T20:52:23.697886190</dc:date>
    <dc:creator>Olivier TARTROU</dc:creator>
    <meta:editing-duration>P2DT4H35M46S</meta:editing-duration>
    <meta:editing-cycles>115</meta:editing-cycles>
    <dc:title>specification</dc:title>
    <dc:description>Copyright (c) 2013, 2014, 2015 Olivier TARTROU - olivier.tartrou@gmail.com
https://github.com/maya2003/bdm

This document is licensed under a Creative Commons Attribution 4.0 International License.
http://creativecommons.org/licenses/by/4.0/
</dc:description>
    <dc:subject>BDM</dc:subject>
    <meta:document-statistic meta:table-count="7" meta:cell-count="445" meta:object-count="0"/>
  </office:meta>
</office:document-meta>
</file>

<file path=VersionList.xml><?xml version="1.0" encoding="utf-8"?>
<VL:version-list xmlns:dc="http://purl.org/dc/elements/1.1/" xmlns:VL="http://openoffice.org/2001/versions-list">
  <VL:version-entry VL:title="Version1" VL:comment="first" VL:creator="Olivier TARTROU" dc:date-time="2015-11-04T20:49:45"/>
</VL:version-list>
</file>